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1pt" fo:background-color="transparent" style:font-size-asian="11pt" style:font-size-complex="11pt"/>
    </style:style>
    <style:style style:name="P2" style:family="paragraph" style:parent-style-name="Standard">
      <style:paragraph-properties style:line-height-at-least="0.503cm"/>
      <style:text-properties style:use-window-font-color="true" style:font-name="Liberation Serif" fo:font-size="11pt" fo:background-color="transparent" style:font-size-asian="11pt" style:font-size-complex="11pt"/>
    </style:style>
    <style:style style:name="P3" style:family="paragraph" style:parent-style-name="Standard">
      <style:text-properties style:use-window-font-color="true" style:font-name="Liberation Serif" fo:font-size="11pt" officeooo:paragraph-rsid="00182c3c" fo:background-color="transparent" style:font-size-asian="11pt" style:font-size-complex="11pt"/>
    </style:style>
    <style:style style:name="P4" style:family="paragraph" style:parent-style-name="Standard">
      <style:text-properties style:use-window-font-color="true" style:font-name="Liberation Serif" fo:font-size="11pt" officeooo:rsid="0015cc0d" officeooo:paragraph-rsid="0015cc0d" fo:background-color="transparent" style:font-size-asian="11pt" style:font-size-complex="11pt"/>
    </style:style>
    <style:style style:name="P5" style:family="paragraph" style:parent-style-name="Standard">
      <style:text-properties style:use-window-font-color="true" style:font-name="Liberation Serif" fo:font-size="11pt" officeooo:rsid="00182c3c" officeooo:paragraph-rsid="00182c3c" fo:background-color="transparent" style:font-size-asian="11pt" style:font-size-complex="11pt"/>
    </style:style>
    <style:style style:name="P6" style:family="paragraph" style:parent-style-name="Standard">
      <style:text-properties style:use-window-font-color="true" style:font-name="Liberation Serif" fo:font-size="11pt" officeooo:rsid="00189628" officeooo:paragraph-rsid="00189628" fo:background-color="transparent" style:font-size-asian="11pt" style:font-size-complex="11pt"/>
    </style:style>
    <style:style style:name="P7" style:family="paragraph" style:parent-style-name="Standard">
      <style:text-properties style:use-window-font-color="true" style:font-name="Liberation Serif" fo:font-size="11pt" officeooo:rsid="002206bf" officeooo:paragraph-rsid="002206bf" fo:background-color="transparent" style:font-size-asian="11pt" style:font-size-complex="11p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Serif" fo:font-size="11pt" fo:font-style="italic" fo:font-weight="normal" fo:background-color="transparent" style:font-size-asian="11pt" style:font-size-complex="11pt"/>
    </style:style>
    <style:style style:name="P9" style:family="paragraph" style:parent-style-name="Standard">
      <style:text-properties style:use-window-font-color="true" style:font-name="Liberation Serif" fo:font-size="11pt" fo:font-weight="normal" fo:background-color="transparent" style:font-size-asian="11pt" style:font-size-complex="11pt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Serif" fo:font-size="11pt" fo:font-weight="normal" fo:background-color="transparent" style:font-size-asian="11pt" style:font-size-complex="11pt"/>
    </style:style>
    <style:style style:name="P11" style:family="paragraph" style:parent-style-name="Standard">
      <style:text-properties style:use-window-font-color="true" style:font-name="Liberation Serif" fo:font-size="11pt" fo:font-weight="normal" officeooo:rsid="00174dc3" officeooo:paragraph-rsid="00174dc3" fo:background-color="transparent" style:font-size-asian="11pt" style:font-size-complex="11pt"/>
    </style:style>
    <style:style style:name="P12" style:family="paragraph" style:parent-style-name="Standard">
      <style:text-properties style:use-window-font-color="true" style:font-name="Liberation Serif" fo:font-size="11pt" fo:font-weight="normal" officeooo:rsid="00189628" officeooo:paragraph-rsid="00189628" fo:background-color="transparent" style:font-size-asian="11pt" style:font-size-complex="11pt"/>
    </style:style>
    <style:style style:name="P13" style:family="paragraph" style:parent-style-name="Standard">
      <style:text-properties style:use-window-font-color="true" style:font-name="Liberation Serif" fo:font-size="11pt" fo:font-weight="normal" officeooo:rsid="00182c3c" officeooo:paragraph-rsid="00182c3c" fo:background-color="transparent" style:font-size-asian="11pt" style:font-size-complex="11pt"/>
    </style:style>
    <style:style style:name="P14" style:family="paragraph" style:parent-style-name="Standard">
      <style:text-properties style:use-window-font-color="true" style:font-name="Liberation Serif" fo:font-size="11pt" fo:font-weight="normal" officeooo:rsid="002206bf" officeooo:paragraph-rsid="002206bf" fo:background-color="transparent" style:font-size-asian="11pt" style:font-size-complex="11pt"/>
    </style:style>
    <style:style style:name="P15" style:family="paragraph" style:parent-style-name="Standard">
      <style:text-properties style:use-window-font-color="true" style:font-name="Liberation Serif" fo:font-size="11pt" fo:font-weight="normal" officeooo:rsid="001a3381" officeooo:paragraph-rsid="001a3381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use-window-font-color="true" style:font-name="Liberation Serif" fo:font-size="11pt" fo:font-weight="bold" officeooo:rsid="002206bf" officeooo:paragraph-rsid="002206bf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text-properties style:use-window-font-color="true" style:font-name="Liberation Serif" fo:font-size="15pt" officeooo:paragraph-rsid="0015cc0d" fo:background-color="transparent" style:font-size-asian="15pt" style:font-size-complex="15pt"/>
    </style:style>
    <style:style style:name="P18" style:family="paragraph" style:parent-style-name="Standard">
      <style:text-properties style:use-window-font-color="true" style:font-name="Liberation Serif" fo:font-size="15pt" fo:font-weight="bold" officeooo:rsid="00182c3c" officeooo:paragraph-rsid="00182c3c" fo:background-color="transparent" style:font-size-asian="15pt" style:font-weight-asian="bold" style:font-size-complex="15pt" style:font-weight-complex="bold"/>
    </style:style>
    <style:style style:name="P19" style:family="paragraph" style:parent-style-name="Standard">
      <style:text-properties style:use-window-font-color="true" style:font-name="Liberation Serif" fo:font-size="15pt" fo:font-weight="bold" officeooo:rsid="00174dc3" officeooo:paragraph-rsid="00174dc3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text-properties style:use-window-font-color="true" style:font-name="Liberation Serif" fo:font-size="15pt" fo:font-weight="bold" officeooo:rsid="00189628" officeooo:paragraph-rsid="00189628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text-properties style:use-window-font-color="true" style:font-name="Liberation Serif" fo:font-size="15pt" fo:font-weight="bold" officeooo:rsid="001a3381" officeooo:paragraph-rsid="001a3381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text-properties style:use-window-font-color="true" style:font-name="Liberation Serif" fo:font-size="15pt" fo:font-weight="bold" officeooo:rsid="00200a63" officeooo:paragraph-rsid="00200a63" fo:background-color="transparent" style:font-size-asian="15pt" style:font-weight-asian="bold" style:font-size-complex="15pt" style:font-weight-complex="bold"/>
    </style:style>
    <style:style style:name="P23" style:family="paragraph" style:parent-style-name="Standard">
      <style:text-properties style:use-window-font-color="true" style:font-name="Liberation Serif" fo:font-size="15pt" fo:font-weight="bold" officeooo:rsid="002206bf" officeooo:paragraph-rsid="002206bf" fo:background-color="transparent" style:font-size-asian="15pt" style:font-weight-asian="bold" style:font-size-complex="15pt" style:font-weight-complex="bold"/>
    </style:style>
    <style:style style:name="P24" style:family="paragraph" style:parent-style-name="Standard">
      <style:text-properties style:use-window-font-color="true" style:font-name="Liberation Serif" fo:font-size="13pt" fo:font-weight="bold" officeooo:rsid="00182c3c" officeooo:paragraph-rsid="00182c3c" fo:background-color="transparent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Liberation Serif" fo:font-size="13pt" fo:font-weight="bold" officeooo:rsid="00189628" officeooo:paragraph-rsid="00189628" fo:background-color="transparent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Liberation Serif" fo:font-size="13pt" fo:font-weight="bold" officeooo:rsid="001a3381" officeooo:paragraph-rsid="001a3381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Liberation Serif" fo:font-size="13pt" fo:font-weight="bold" officeooo:rsid="002206bf" officeooo:paragraph-rsid="002206bf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style:font-name="Liberation Serif" fo:font-size="11pt" fo:background-color="transparent" style:font-size-asian="11pt" style:font-size-complex="11pt"/>
    </style:style>
    <style:style style:name="T1" style:family="text">
      <style:text-properties fo:color="#c678dd"/>
    </style:style>
    <style:style style:name="T2" style:family="text">
      <style:text-properties fo:color="#c678dd" style:font-name="Consolas" fo:font-size="10.5pt" fo:font-weight="normal"/>
    </style:style>
    <style:style style:name="T3" style:family="text">
      <style:text-properties fo:color="#c678dd" style:font-name="Consolas" fo:font-size="10.5pt" fo:font-weight="normal" fo:background-color="#282c34" loext:char-shading-value="0"/>
    </style:style>
    <style:style style:name="T4" style:family="text">
      <style:text-properties fo:color="#bbbbbb" style:font-name="Consolas" fo:font-size="10.5pt" fo:font-weight="normal" fo:background-color="#282c34" loext:char-shading-value="0"/>
    </style:style>
    <style:style style:name="T5" style:family="text">
      <style:text-properties fo:color="#bbbbbb" fo:background-color="#282c34" loext:char-shading-value="0"/>
    </style:style>
    <style:style style:name="T6" style:family="text">
      <style:text-properties fo:color="#98c379"/>
    </style:style>
    <style:style style:name="T7" style:family="text">
      <style:text-properties fo:color="#98c379" style:font-name="Consolas" fo:font-size="10.5pt" fo:font-weight="normal"/>
    </style:style>
    <style:style style:name="T8" style:family="text">
      <style:text-properties fo:color="#98c379" style:font-name="Consolas" fo:font-size="10.5pt" fo:font-weight="normal" fo:background-color="#282c34" loext:char-shading-value="0"/>
    </style:style>
    <style:style style:name="T9" style:family="text">
      <style:text-properties fo:color="#d19a66"/>
    </style:style>
    <style:style style:name="T10" style:family="text">
      <style:text-properties fo:color="#d19a66" style:font-name="Consolas" fo:font-size="10.5pt" fo:font-weight="normal"/>
    </style:style>
    <style:style style:name="T11" style:family="text">
      <style:text-properties fo:color="#d19a66" style:font-name="Consolas" fo:font-size="10.5pt" fo:font-weight="normal" fo:background-color="#282c34" loext:char-shading-value="0"/>
    </style:style>
    <style:style style:name="T12" style:family="text">
      <style:text-properties fo:color="#61afef"/>
    </style:style>
    <style:style style:name="T13" style:family="text">
      <style:text-properties fo:color="#61afef" style:font-name="Consolas" fo:font-size="10.5pt" fo:font-weight="normal"/>
    </style:style>
    <style:style style:name="T14" style:family="text">
      <style:text-properties fo:color="#61afef" style:font-name="Consolas" fo:font-size="10.5pt" fo:font-weight="normal" fo:background-color="#282c34" loext:char-shading-value="0"/>
    </style:style>
    <style:style style:name="T15" style:family="text">
      <style:text-properties fo:font-weight="normal"/>
    </style:style>
    <style:style style:name="T16" style:family="text">
      <style:text-properties fo:font-weight="normal" officeooo:rsid="00182c3c"/>
    </style:style>
    <style:style style:name="T17" style:family="text">
      <style:text-properties style:font-name="Consolas" fo:font-weight="normal"/>
    </style:style>
    <style:style style:name="T18" style:family="text">
      <style:text-properties style:font-name="Consolas" fo:font-size="10.5pt" fo:font-weight="normal"/>
    </style:style>
    <style:style style:name="T19" style:family="text">
      <style:text-properties style:font-name="Consolas" fo:font-size="10.5pt" fo:font-weight="normal" fo:background-color="#282c34" loext:char-shading-value="0"/>
    </style:style>
    <style:style style:name="T20" style:family="text">
      <style:text-properties style:font-name="Consolas" fo:font-size="10.5pt" fo:font-style="italic" fo:font-weight="normal"/>
    </style:style>
    <style:style style:name="T21" style:family="text">
      <style:text-properties style:font-name="Consolas" fo:font-style="italic" fo:font-weight="normal"/>
    </style:style>
    <style:style style:name="T22" style:family="text">
      <style:text-properties fo:color="#abb2bf"/>
    </style:style>
    <style:style style:name="T23" style:family="text">
      <style:text-properties fo:color="#abb2bf" style:font-name="Consolas" fo:font-size="10.5pt" fo:font-weight="normal" fo:background-color="#282c34" loext:char-shading-value="0"/>
    </style:style>
    <style:style style:name="T24" style:family="text">
      <style:text-properties fo:color="#e06c75"/>
    </style:style>
    <style:style style:name="T25" style:family="text">
      <style:text-properties fo:color="#e06c75" style:font-name="Consolas" fo:font-size="10.5pt" fo:font-weight="normal"/>
    </style:style>
    <style:style style:name="T26" style:family="text">
      <style:text-properties fo:color="#56b6c2" style:font-name="Consolas" fo:font-size="10.5pt" fo:font-weight="normal"/>
    </style:style>
    <style:style style:name="T27" style:family="text">
      <style:text-properties fo:color="#56b6c2" style:font-name="Consolas" fo:font-size="10.5pt" fo:font-weight="normal" fo:background-color="#282c34" loext:char-shading-value="0"/>
    </style:style>
    <style:style style:name="T28" style:family="text">
      <style:text-properties fo:font-style="italic"/>
    </style:style>
    <style:style style:name="T29" style:family="text">
      <style:text-properties fo:font-style="italic" fo:font-weight="normal"/>
    </style:style>
    <style:style style:name="T30" style:family="text">
      <style:text-properties fo:color="#5c6370" style:font-name="Consolas" fo:font-size="10.5pt" fo:font-style="italic" fo:font-weight="normal"/>
    </style:style>
    <style:style style:name="T31" style:family="text">
      <style:text-properties fo:font-weight="bold" officeooo:rsid="0015cc0d" style:font-weight-asian="bold" style:font-weight-complex="bold"/>
    </style:style>
    <style:style style:name="T32" style:family="text">
      <style:text-properties officeooo:rsid="001cc046"/>
    </style:style>
    <style:style style:name="T33" style:family="text">
      <style:text-properties fo:background-color="#282c34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ecteur / Redacteur prio Lecteur (en C)</text:p>
      <text:p text:style-name="P26">init.c</text:p>
      <text:p text:style-name="P15">#include &lt;fcntl.h&gt;</text:p>
      <text:p text:style-name="P10">#include &lt;stdlib.h&gt;</text:p>
      <text:p text:style-name="P10">#include &lt;stdio.h&gt;</text:p>
      <text:p text:style-name="P10">#include &lt;sched.h&gt;</text:p>
      <text:p text:style-name="P10">#include &lt;sys/ipc.h&gt; <text:span text:style-name="T28">// services IPC</text:span></text:p>
      <text:p text:style-name="P10">#include &lt;sys/resource.h&gt;</text:p>
      <text:p text:style-name="P10">#include &lt;sys/shm.h&gt;</text:p>
      <text:p text:style-name="P10">#include &lt;sys/sem.h&gt; <text:span text:style-name="T28">// semaphore IPC</text:span></text:p>
      <text:p text:style-name="P10">#include &lt;sys/types.h&gt;</text:p>
      <text:p text:style-name="P10">#include &lt;sys/wait.h&gt;</text:p>
      <text:p text:style-name="P10">#include &lt;unistd.h&gt;</text:p>
      <text:p text:style-name="P2"/>
      <text:p text:style-name="P10">#define INFO 0</text:p>
      <text:p text:style-name="P10">#define SEMNBL 1</text:p>
      <text:p text:style-name="P10">#define SEMNBR 2</text:p>
      <text:p text:style-name="P10">#define DEML 3</text:p>
      <text:p text:style-name="P10">#define DEMR 4</text:p>
      <text:p text:style-name="P2"/>
      <text:p text:style-name="P2"><text:span text:style-name="T15">key_t cle; </text:span><text:span text:style-name="T29">/* cle ipc */</text:span></text:p>
      <text:p text:style-name="P2"><text:span text:style-name="T15">int semid; </text:span><text:span text:style-name="T29">/* nom local de l'ensemble des semaphores */</text:span></text:p>
      <text:p text:style-name="P10">int shmid;</text:p>
      <text:p text:style-name="P2"/>
      <text:p text:style-name="P10">int main (int argc,char **argv) {</text:p>
      <text:p text:style-name="P2"/>
      <text:p text:style-name="P2">    <text:span text:style-name="T15">system("touch /tmp/motdj");</text:span></text:p>
      <text:p text:style-name="P2">    </text:p>
      <text:p text:style-name="P2">    <text:span text:style-name="T15">ushort init_sem[5]={1,1,1,1,1}; </text:span><text:span text:style-name="T29">//strucutre par initialise le semaphore mutex</text:span></text:p>
      <text:p text:style-name="P2">    <text:span text:style-name="T29">// creation d'une cle IPC</text:span></text:p>
      <text:p text:style-name="P2">    <text:span text:style-name="T15">if ((cle=ftok("/tmp/motdj",'0')) == -1 ) {</text:span></text:p>
      <text:p text:style-name="P2">        <text:span text:style-name="T15">fprintf(stderr,"Probleme sur ftoks\n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demande un ensemble de semaphore (ici un seul mutex)</text:span></text:p>
      <text:p text:style-name="P2">    <text:span text:style-name="T15">if ((semid=semget(cle,5,IPC_CREAT|0666))==-1) {</text:span></text:p>
      <text:p text:style-name="P2">        <text:span text:style-name="T15">fprintf(stderr,"Probleme sur semget\n");</text:span></text:p>
      <text:p text:style-name="P2">        <text:span text:style-name="T15">exit(2);</text:span></text:p>
      <text:p text:style-name="P2">    <text:span text:style-name="T15">} </text:span></text:p>
      <text:p text:style-name="P2"/>
      <text:p text:style-name="P2">    <text:span text:style-name="T29">// initialise l'ensemble</text:span></text:p>
      <text:p text:style-name="P2">    <text:span text:style-name="T15">if (semctl(semid,5,SETALL,init_sem)==-1) {</text:span></text:p>
      <text:p text:style-name="P2">        <text:span text:style-name="T15">fprintf(stderr,"Probleme sur semctl SETALL\n");</text:span></text:p>
      <text:p text:style-name="P2">        <text:span text:style-name="T15">exit(3);</text:span></text:p>
      <text:p text:style-name="P2">    <text:span text:style-name="T15">}</text:span></text:p>
      <text:p text:style-name="P2"/>
      <text:p text:style-name="P2">    <text:span text:style-name="T15">if((shmid = shmget(cle, 4096, IPC_CREAT | 0666)) == -1){</text:span></text:p>
      <text:p text:style-name="P2">        <text:span text:style-name="T15">perror("shmget");</text:span></text:p>
      <text:p text:style-name="P2">        <text:span text:style-name="T15">exit(1);</text:span></text:p>
      <text:p text:style-name="P2"><text:soft-page-break/>    <text:span text:style-name="T15">}</text:span></text:p>
      <text:p text:style-name="P2"/>
      <text:p text:style-name="P2">    <text:span text:style-name="T15">int * shmint;</text:span></text:p>
      <text:p text:style-name="P2">    <text:span text:style-name="T15">if(*(shmint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*shmint = 0;</text:span></text:p>
      <text:p text:style-name="P2">    <text:span text:style-name="T15">if(shmdt(shmint) == -1){</text:span></text:p>
      <text:p text:style-name="P2">        <text:span text:style-name="T15">perror("probleme sur shmdt");</text:span></text:p>
      <text:p text:style-name="P2">        <text:span text:style-name="T15">exit(4);</text:span></text:p>
      <text:p text:style-name="P2">    <text:span text:style-name="T15">}</text:span></text:p>
      <text:p text:style-name="P10">}</text:p>
      <text:p text:style-name="P15"/>
      <text:p text:style-name="P26">lecteur.c</text:p>
      <text:p text:style-name="P15">#include &lt;fcntl.h&gt;</text:p>
      <text:p text:style-name="P10">#include &lt;stdlib.h&gt;</text:p>
      <text:p text:style-name="P10">#include &lt;stdio.h&gt;</text:p>
      <text:p text:style-name="P10">#include &lt;sched.h&gt;</text:p>
      <text:p text:style-name="P10">#include &lt;sys/ipc.h&gt; <text:span text:style-name="T28">// services IPC</text:span></text:p>
      <text:p text:style-name="P10">#include &lt;sys/resource.h&gt;</text:p>
      <text:p text:style-name="P10">#include &lt;sys/shm.h&gt;</text:p>
      <text:p text:style-name="P10">#include &lt;sys/sem.h&gt; <text:span text:style-name="T28">// semaphore IPC</text:span></text:p>
      <text:p text:style-name="P10">#include &lt;sys/types.h&gt;</text:p>
      <text:p text:style-name="P10">#include &lt;sys/wait.h&gt;</text:p>
      <text:p text:style-name="P10">#include &lt;unistd.h&gt;</text:p>
      <text:p text:style-name="P2"/>
      <text:p text:style-name="P10">#define INFO 0</text:p>
      <text:p text:style-name="P10">#define SEMNBL 1</text:p>
      <text:p text:style-name="P2"/>
      <text:p text:style-name="P2"><text:span text:style-name="T15">key_t cle; </text:span><text:span text:style-name="T29">/* cle ipc */</text:span></text:p>
      <text:p text:style-name="P2"><text:span text:style-name="T15">int semid; </text:span><text:span text:style-name="T29">/* nom local de l'ensemble des semaphores */</text:span></text:p>
      <text:p text:style-name="P10">int shmid;</text:p>
      <text:p text:style-name="P2"/>
      <text:p text:style-name="P10">void readMdj(){</text:p>
      <text:p text:style-name="P2">    <text:span text:style-name="T15">struct sembuf op;</text:span></text:p>
      <text:p text:style-name="P2"/>
      <text:p text:style-name="P2">    <text:span text:style-name="T15">printf("P(&amp;semNbL)\n");</text:span></text:p>
      <text:p text:style-name="P2">    <text:span text:style-name="T15">op.sem_num=1;op.sem_op=-1;op.sem_flg=0;</text:span></text:p>
      <text:p text:style-name="P2">    <text:span text:style-name="T15">semop(semid,&amp;op,1);</text:span></text:p>
      <text:p text:style-name="P2"/>
      <text:p text:style-name="P2">    <text:span text:style-name="T15">if((shmid = shmget(cle, 4096, NULL)) == -1){</text:span></text:p>
      <text:p text:style-name="P2">        <text:span text:style-name="T15">perror("shmget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int * shmint;</text:span></text:p>
      <text:p text:style-name="P2">    <text:span text:style-name="T15">if(*(shmint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/text:p>
      <text:p text:style-name="P2"><text:soft-page-break/>    <text:span text:style-name="T15">(*shmint)++;</text:span></text:p>
      <text:p text:style-name="P2"/>
      <text:p text:style-name="P2">    <text:span text:style-name="T29">// seul lecteur</text:span></text:p>
      <text:p text:style-name="P2">    <text:span text:style-name="T15">if (*shmint ==1){</text:span></text:p>
      <text:p text:style-name="P2">        <text:span text:style-name="T15">printf("P(&amp;info)\n");</text:span></text:p>
      <text:p text:style-name="P2">        <text:span text:style-name="T15">op.sem_num=INFO;op.sem_op=-1;op.sem_flg=0;</text:span></text:p>
      <text:p text:style-name="P2">        <text:span text:style-name="T15">semop(semid,&amp;op,1);</text:span></text:p>
      <text:p text:style-name="P2">    <text:span text:style-name="T15">}</text:span></text:p>
      <text:p text:style-name="P2"/>
      <text:p text:style-name="P2">    <text:span text:style-name="T15">if(shmdt(shmint) == -1){</text:span></text:p>
      <text:p text:style-name="P2">        <text:span text:style-name="T15">perror("probleme sur shmdt");</text:span></text:p>
      <text:p text:style-name="P2">        <text:span text:style-name="T15">exit(4);</text:span></text:p>
      <text:p text:style-name="P2">    <text:span text:style-name="T15">}</text:span></text:p>
      <text:p text:style-name="P2"/>
      <text:p text:style-name="P2">    <text:span text:style-name="T15">printf("V(&amp;semNbL)\n");</text:span></text:p>
      <text:p text:style-name="P2">    <text:span text:style-name="T15">op.sem_num=1;op.sem_op=1;op.sem_flg=0;</text:span></text:p>
      <text:p text:style-name="P2">    <text:span text:style-name="T15">semop(semid,&amp;op,1);</text:span></text:p>
      <text:p text:style-name="P2"/>
      <text:p text:style-name="P2">    <text:span text:style-name="T15">FILE * fic;</text:span></text:p>
      <text:p text:style-name="P2">    <text:span text:style-name="T15">if((fic=fopen("/tmp/motdj","r"))!=NULL){</text:span></text:p>
      <text:p text:style-name="P2">        <text:span text:style-name="T15">char str[4096];</text:span></text:p>
      <text:p text:style-name="P2">        <text:span text:style-name="T15">while ((fgets(str,4096,fic)!= (char*)NULL)){</text:span></text:p>
      <text:p text:style-name="P2">            <text:span text:style-name="T15">printf("%s",str);</text:span></text:p>
      <text:p text:style-name="P2">            <text:span text:style-name="T15">sleep(5);</text:span></text:p>
      <text:p text:style-name="P2">        <text:span text:style-name="T15">}</text:span></text:p>
      <text:p text:style-name="P2">    <text:span text:style-name="T15">}</text:span></text:p>
      <text:p text:style-name="P2">    <text:span text:style-name="T15">fclose(fic);</text:span></text:p>
      <text:p text:style-name="P2">    </text:p>
      <text:p text:style-name="P2">    <text:span text:style-name="T15">printf("\nP(&amp;semNbL)\n");</text:span></text:p>
      <text:p text:style-name="P2">    <text:span text:style-name="T15">op.sem_num=1;op.sem_op=-1;op.sem_flg=0;</text:span></text:p>
      <text:p text:style-name="P2">    <text:span text:style-name="T15">semop(semid,&amp;op,1);</text:span></text:p>
      <text:p text:style-name="P2"/>
      <text:p text:style-name="P2">    <text:span text:style-name="T15">if((shmid = shmget(cle, 4096, NULL)) == -1){</text:span></text:p>
      <text:p text:style-name="P2">        <text:span text:style-name="T15">perror("shmget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15">if(*(shmint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(*shmint)--;</text:span></text:p>
      <text:p text:style-name="P2"/>
      <text:p text:style-name="P2">    <text:span text:style-name="T15">if (*shmint == 0){</text:span></text:p>
      <text:p text:style-name="P2">        <text:span text:style-name="T15">printf("V(&amp;info)\n");</text:span></text:p>
      <text:p text:style-name="P2">        <text:span text:style-name="T15">op.sem_num=INFO;op.sem_op=1;op.sem_flg=0;</text:span></text:p>
      <text:p text:style-name="P2">        <text:span text:style-name="T15">semop(semid,&amp;op,1);</text:span></text:p>
      <text:p text:style-name="P2">    <text:span text:style-name="T15">}</text:span></text:p>
      <text:p text:style-name="P2"/>
      <text:p text:style-name="P2">    <text:span text:style-name="T15">if(shmdt(shmint) == -1){</text:span></text:p>
      <text:p text:style-name="P2">        <text:span text:style-name="T15">perror("probleme sur shmdt");</text:span></text:p>
      <text:p text:style-name="P2"><text:soft-page-break/>        <text:span text:style-name="T15">exit(4);</text:span></text:p>
      <text:p text:style-name="P2">    <text:span text:style-name="T15">}</text:span></text:p>
      <text:p text:style-name="P2"/>
      <text:p text:style-name="P2">    <text:span text:style-name="T29">/*V(&amp;semNbL)*/</text:span></text:p>
      <text:p text:style-name="P2">    <text:span text:style-name="T15">printf("V(&amp;semNbL)\n");</text:span></text:p>
      <text:p text:style-name="P2">    <text:span text:style-name="T15">op.sem_num=1;op.sem_op=1;op.sem_flg=0;</text:span></text:p>
      <text:p text:style-name="P2">    <text:span text:style-name="T15">semop(semid,&amp;op,1);</text:span></text:p>
      <text:p text:style-name="P2"><text:span text:style-name="T15">}</text:span></text:p>
      <text:p text:style-name="P2"><text:span text:style-name="T15"/></text:p>
      <text:p text:style-name="P2"><text:span text:style-name="T15">int main (int argc,char **argv) {</text:span></text:p>
      <text:p text:style-name="P2">    <text:span text:style-name="T29">// creation d'une cle IPC en fonction du nom du programme</text:span></text:p>
      <text:p text:style-name="P2">    <text:span text:style-name="T15">if ((cle=ftok("/tmp/motdj",'0')) == -1 ) {</text:span></text:p>
      <text:p text:style-name="P2">        <text:span text:style-name="T15">fprintf(stderr,"Probleme sur ftoks\n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demande un ensemble de semaphore (ici un seul mutex)</text:span></text:p>
      <text:p text:style-name="P2">    <text:span text:style-name="T15">if ((semid = semget(cle,2,NULL))==-1) {</text:span></text:p>
      <text:p text:style-name="P2">        <text:span text:style-name="T15">fprintf(stderr,"Probleme sur semget\n");</text:span></text:p>
      <text:p text:style-name="P2">        <text:span text:style-name="T15">exit(2);</text:span></text:p>
      <text:p text:style-name="P2">    <text:span text:style-name="T15">}</text:span></text:p>
      <text:p text:style-name="P2">    <text:span text:style-name="T15">readMdj();</text:span></text:p>
      <text:p text:style-name="P10">}</text:p>
      <text:p text:style-name="P15"/>
      <text:p text:style-name="P26">redacteur.c</text:p>
      <text:p text:style-name="P15">#include &lt;fcntl.h&gt;</text:p>
      <text:p text:style-name="P10">#include &lt;stdlib.h&gt;</text:p>
      <text:p text:style-name="P10">#include &lt;stdio.h&gt;</text:p>
      <text:p text:style-name="P10">#include &lt;sched.h&gt;</text:p>
      <text:p text:style-name="P10">#include &lt;sys/ipc.h&gt; <text:span text:style-name="T28">// services IPC</text:span></text:p>
      <text:p text:style-name="P10">#include &lt;sys/resource.h&gt;</text:p>
      <text:p text:style-name="P10">#include &lt;sys/shm.h&gt;</text:p>
      <text:p text:style-name="P10">#include &lt;sys/sem.h&gt; <text:span text:style-name="T28">// semaphore IPC</text:span></text:p>
      <text:p text:style-name="P10">#include &lt;sys/types.h&gt;</text:p>
      <text:p text:style-name="P10">#include &lt;sys/wait.h&gt;</text:p>
      <text:p text:style-name="P10">#include &lt;unistd.h&gt;</text:p>
      <text:p text:style-name="P2"/>
      <text:p text:style-name="P10">#define INFO 0</text:p>
      <text:p text:style-name="P10">#define SEMNBL 1</text:p>
      <text:p text:style-name="P2"/>
      <text:p text:style-name="P2"><text:span text:style-name="T15">key_t cle; </text:span><text:span text:style-name="T29">/* cle ipc */</text:span></text:p>
      <text:p text:style-name="P10">int semid; <text:span text:style-name="T28">/* nom local de l'ensemble des semaphores */</text:span></text:p>
      <text:p text:style-name="P2"/>
      <text:p text:style-name="P10">void creatMdj(){</text:p>
      <text:p text:style-name="P2">    <text:span text:style-name="T15">struct sembuf op;</text:span></text:p>
      <text:p text:style-name="P2">    <text:span text:style-name="T29">/*P(&amp;info)*/</text:span></text:p>
      <text:p text:style-name="P2">    <text:span text:style-name="T15">op.sem_num=INFO;op.sem_op=-1;op.sem_flg=0;</text:span></text:p>
      <text:p text:style-name="P2">    <text:span text:style-name="T15">semop(semid,&amp;op,1);</text:span></text:p>
      <text:p text:style-name="P2"/>
      <text:p text:style-name="P2">    <text:span text:style-name="T15">system("cat &gt; /tmp/motdj");</text:span></text:p>
      <text:p text:style-name="P2"/>
      <text:p text:style-name="P2"><text:soft-page-break/>    <text:span text:style-name="T29">/*V(&amp;info)*/</text:span></text:p>
      <text:p text:style-name="P2">    <text:span text:style-name="T15">op.sem_num=INFO;op.sem_op=1;op.sem_flg=0;</text:span></text:p>
      <text:p text:style-name="P2">    <text:span text:style-name="T15">semop(semid,&amp;op,1);</text:span></text:p>
      <text:p text:style-name="P10">}</text:p>
      <text:p text:style-name="P2"/>
      <text:p text:style-name="P10">int main (int argc,char **argv) {</text:p>
      <text:p text:style-name="P2"/>
      <text:p text:style-name="P2">    <text:span text:style-name="T29">// creation d'une cle IPC en fonction du nom du programme</text:span></text:p>
      <text:p text:style-name="P2">    <text:span text:style-name="T15">if ((cle=ftok("/tmp/motdj",'0')) == -1 ) {</text:span></text:p>
      <text:p text:style-name="P2">        <text:span text:style-name="T15">fprintf(stderr,"Probleme sur ftoks\n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demande un ensemble de semaphore (ici un seul mutex)</text:span></text:p>
      <text:p text:style-name="P2">    <text:span text:style-name="T15">if ((semid=semget(cle,2,NULL))==-1) {</text:span></text:p>
      <text:p text:style-name="P2">        <text:span text:style-name="T15">fprintf(stderr,"Probleme sur semget\n");</text:span></text:p>
      <text:p text:style-name="P2">        <text:span text:style-name="T15">exit(2);</text:span></text:p>
      <text:p text:style-name="P2">    <text:span text:style-name="T15">}</text:span></text:p>
      <text:p text:style-name="P2">    <text:span text:style-name="T15">creatMdj();</text:span></text:p>
      <text:p text:style-name="P10">}</text:p>
      <text:p text:style-name="P15"/>
      <text:p text:style-name="P21">Lecteur/Redacteur prio Lecteur ( en JAVA)</text:p>
      <text:p text:style-name="P15">import java.util.ArrayList;</text:p>
      <text:p text:style-name="P2"/>
      <text:p text:style-name="P10">public class SynchroLecteurRedacteurWaitNotifyPrioLecteur extends SynchroLecteurRedacteur{</text:p>
      <text:p text:style-name="P2"/>
      <text:p text:style-name="P2">    <text:span text:style-name="T15">private ArrayList&lt;Thread&gt; demandeLecteur, demandeRedacteur;</text:span></text:p>
      <text:p text:style-name="P2">    <text:span text:style-name="T15">private int nbLecteur = 0;</text:span></text:p>
      <text:p text:style-name="P2">    <text:span text:style-name="T15">private int nbRedacteur = 0;</text:span></text:p>
      <text:p text:style-name="P2"/>
      <text:p text:style-name="P2">    <text:span text:style-name="T15">public SynchroLecteurRedacteurWaitNotifyPrioLecteur(){</text:span></text:p>
      <text:p text:style-name="P2">        <text:span text:style-name="T15">this.demandeLecteur = new ArrayList&lt;Thread&gt;();</text:span></text:p>
      <text:p text:style-name="P2">        <text:span text:style-name="T15">this.demandeRedacteur = new ArrayList&lt;Thread&gt;();</text:span></text:p>
      <text:p text:style-name="P2">    <text:span text:style-name="T15">}</text:span></text:p>
      <text:p text:style-name="P2">    </text:p>
      <text:p text:style-name="P2">    <text:span text:style-name="T15">public void debutLire(){</text:span></text:p>
      <text:p text:style-name="P2">        <text:span text:style-name="T15">synchronized(this){</text:span></text:p>
      <text:p text:style-name="P2">            <text:span text:style-name="T15">if(this.nbRedacteur != 0){</text:span></text:p>
      <text:p text:style-name="P2">                <text:span text:style-name="T15">this.demandeLecteur.add(Thread.currentThread());</text:span></text:p>
      <text:p text:style-name="P2">                <text:span text:style-name="T15">synchronized(Thread.currentThread()){</text:span></text:p>
      <text:p text:style-name="P2">                    <text:span text:style-name="T15">try {</text:span></text:p>
      <text:p text:style-name="P2">                        <text:span text:style-name="T15">Thread.currentThread().wait();;</text:span></text:p>
      <text:p text:style-name="P2">                    <text:span text:style-name="T15">} catch (Exception e) {</text:span></text:p>
      <text:p text:style-name="P2">                        <text:span text:style-name="T29">//TODO: handle exception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    <text:span text:style-name="T15">this.demandeLecteur.remove(Thread.currentThread());</text:span></text:p>
      <text:p text:style-name="P2">            <text:span text:style-name="T15">}</text:span></text:p>
      <text:p text:style-name="P2">            <text:span text:style-name="T15">this.nbLecteur++;</text:span></text:p>
      <text:p text:style-name="P2">        <text:span text:style-name="T15">}</text:span></text:p>
      <text:p text:style-name="P2">    <text:span text:style-name="T15">}</text:span></text:p>
      <text:p text:style-name="P2"><text:soft-page-break/></text:p>
      <text:p text:style-name="P2">    <text:span text:style-name="T15">public void finLire(){</text:span></text:p>
      <text:p text:style-name="P2">        <text:span text:style-name="T15">synchronized(this){</text:span></text:p>
      <text:p text:style-name="P2">            <text:span text:style-name="T15">this.nbLecteur--;</text:span></text:p>
      <text:p text:style-name="P2">            <text:span text:style-name="T15">if(this.nbLecteur==0 &amp;&amp; !demandeRedacteur.isEmpty()){</text:span></text:p>
      <text:p text:style-name="P2">                <text:span text:style-name="T15">synchronized(demandeRedacteur.get(0)){</text:span></text:p>
      <text:p text:style-name="P2">                    <text:span text:style-name="T15">demandeRedacteur.get(0).notify();</text:span></text:p>
      <text:p text:style-name="P2">                <text:span text:style-name="T15">}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<text:span text:style-name="T15">}</text:span></text:p>
      <text:p text:style-name="P2"/>
      <text:p text:style-name="P2">    <text:span text:style-name="T15">public void debutEcrire(){</text:span></text:p>
      <text:p text:style-name="P2">        <text:span text:style-name="T15">synchronized(this){</text:span></text:p>
      <text:p text:style-name="P2">            <text:span text:style-name="T15">if(this.nbLecteur != 0 || this.nbRedacteur!=0){</text:span></text:p>
      <text:p text:style-name="P2">                <text:span text:style-name="T15">this.demandeRedacteur.add(Thread.currentThread());</text:span></text:p>
      <text:p text:style-name="P2">                <text:span text:style-name="T15">synchronized(Thread.currentThread()){</text:span></text:p>
      <text:p text:style-name="P2">                    <text:span text:style-name="T15">try {</text:span></text:p>
      <text:p text:style-name="P2">                        <text:span text:style-name="T15">Thread.currentThread().wait();;</text:span></text:p>
      <text:p text:style-name="P2">                    <text:span text:style-name="T15">} catch (Exception e) {</text:span></text:p>
      <text:p text:style-name="P2">                        <text:span text:style-name="T29">//TODO: handle exception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    <text:span text:style-name="T15">this.demandeRedacteur.remove(Thread.currentThread());</text:span></text:p>
      <text:p text:style-name="P2">            <text:span text:style-name="T15">}</text:span></text:p>
      <text:p text:style-name="P2">            <text:span text:style-name="T15">this.nbRedacteur++;</text:span></text:p>
      <text:p text:style-name="P2">        <text:span text:style-name="T15">}</text:span></text:p>
      <text:p text:style-name="P2">    <text:span text:style-name="T15">}</text:span></text:p>
      <text:p text:style-name="P2">    </text:p>
      <text:p text:style-name="P2">    <text:span text:style-name="T15">public void finEcrire(){</text:span></text:p>
      <text:p text:style-name="P2">        <text:span text:style-name="T15">synchronized(this){</text:span></text:p>
      <text:p text:style-name="P2">            <text:span text:style-name="T15">this.nbRedacteur--;</text:span></text:p>
      <text:p text:style-name="P2">            <text:span text:style-name="T15">if(!this.demandeLecteur.isEmpty()){</text:span></text:p>
      <text:p text:style-name="P2">                <text:span text:style-name="T15">for(Thread th : this.demandeLecteur){</text:span></text:p>
      <text:p text:style-name="P2">                    <text:span text:style-name="T15">synchronized(th){</text:span></text:p>
      <text:p text:style-name="P2">                        <text:span text:style-name="T15">th.notify();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<text:span text:style-name="T15">} else {</text:span></text:p>
      <text:p text:style-name="P2">                <text:span text:style-name="T15">if(!this.demandeRedacteur.isEmpty()){</text:span></text:p>
      <text:p text:style-name="P2">                    <text:span text:style-name="T15">synchronized(this.demandeRedacteur.get(0)){</text:span></text:p>
      <text:p text:style-name="P2">                        <text:span text:style-name="T15">this.demandeRedacteur.get(0).notify();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<text:span text:style-name="T15">}</text:span></text:p>
      <text:p text:style-name="P10">}</text:p>
      <text:p text:style-name="P15"/>
      <text:p text:style-name="P20">Lecteur/Redacteur prio <text:span text:style-name="T32">R</text:span>edacteur (en C)</text:p>
      <text:p text:style-name="P25"><text:soft-page-break/>redacteur.c</text:p>
      <text:p text:style-name="P12">#include &lt;fcntl.h&gt;</text:p>
      <text:p text:style-name="P10">#include &lt;stdlib.h&gt;</text:p>
      <text:p text:style-name="P10">#include &lt;stdio.h&gt;</text:p>
      <text:p text:style-name="P10">#include &lt;sched.h&gt;</text:p>
      <text:p text:style-name="P10">#include &lt;sys/ipc.h&gt; <text:span text:style-name="T28">// services IPC</text:span></text:p>
      <text:p text:style-name="P10">#include &lt;sys/resource.h&gt;</text:p>
      <text:p text:style-name="P10">#include &lt;sys/shm.h&gt;</text:p>
      <text:p text:style-name="P10">#include &lt;sys/sem.h&gt; <text:span text:style-name="T28">// semaphore IPC</text:span></text:p>
      <text:p text:style-name="P10">#include &lt;sys/types.h&gt;</text:p>
      <text:p text:style-name="P10">#include &lt;sys/wait.h&gt;</text:p>
      <text:p text:style-name="P10">#include &lt;unistd.h&gt;</text:p>
      <text:p text:style-name="P2"/>
      <text:p text:style-name="P10">#define INFO 0</text:p>
      <text:p text:style-name="P10">#define SEMLEC 1</text:p>
      <text:p text:style-name="P10">#define SEMRED 2</text:p>
      <text:p text:style-name="P2"/>
      <text:p text:style-name="P2"><text:span text:style-name="T15">key_t cle; </text:span><text:span text:style-name="T29">/* cle ipc */</text:span></text:p>
      <text:p text:style-name="P2"><text:span text:style-name="T15">int semid; </text:span><text:span text:style-name="T29">/* nom local de l'ensemble des semaphores */</text:span></text:p>
      <text:p text:style-name="P2"><text:span text:style-name="T15">int shmid;</text:span></text:p>
      <text:p text:style-name="P10">int * variable;</text:p>
      <text:p text:style-name="P2"><text:span text:style-name="T15">int * debut;</text:span></text:p>
      <text:p text:style-name="P10">int redacteur;</text:p>
      <text:p text:style-name="P10">int lecteur;</text:p>
      <text:p text:style-name="P10">int demandeRedacteur;</text:p>
      <text:p text:style-name="P10">int demandeLecteur;</text:p>
      <text:p text:style-name="P2"/>
      <text:p text:style-name="P10">void creatMdj(){</text:p>
      <text:p text:style-name="P2">    <text:span text:style-name="T15">struct sembuf op;</text:span></text:p>
      <text:p text:style-name="P2">    </text:p>
      <text:p text:style-name="P2">    <text:span text:style-name="T15">printf("P(&amp;Info)\n");</text:span></text:p>
      <text:p text:style-name="P2">    <text:span text:style-name="T15">op.sem_num=INFO;op.sem_op=-1;op.sem_flg=0;</text:span></text:p>
      <text:p text:style-name="P2">    <text:span text:style-name="T15">semop(semid,&amp;op,1);</text:span></text:p>
      <text:p text:style-name="P2"/>
      <text:p text:style-name="P2">    <text:span text:style-name="T15">if(*(variable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/>
      <text:p text:style-name="P2">    <text:span text:style-name="T29">//recuperation redacteur et demande redacteur</text:span></text:p>
      <text:p text:style-name="P2">    <text:span text:style-name="T15">debut = variable;</text:span></text:p>
      <text:p text:style-name="P2">    <text:span text:style-name="T15">redacteur = *variable;</text:span></text:p>
      <text:p text:style-name="P2">    <text:span text:style-name="T15">variable++;</text:span></text:p>
      <text:p text:style-name="P2">    <text:span text:style-name="T15">demandeRedacteur = *variable;</text:span></text:p>
      <text:p text:style-name="P2">    <text:span text:style-name="T15">variable = debut;</text:span></text:p>
      <text:p text:style-name="P2">    <text:span text:style-name="T15">variable++;</text:span></text:p>
      <text:p text:style-name="P2">    <text:span text:style-name="T15">variable++;</text:span></text:p>
      <text:p text:style-name="P2">    <text:span text:style-name="T15">variable++;</text:span></text:p>
      <text:p text:style-name="P2">    <text:span text:style-name="T15">lecteur = *variable;</text:span></text:p>
      <text:p text:style-name="P2"/>
      <text:p text:style-name="P2">    <text:span text:style-name="T15">if(lecteur || redacteur || demandeRedacteur){</text:span></text:p>
      <text:p text:style-name="P2"><text:soft-page-break/>        <text:span text:style-name="T29">//demande redacteur ++</text:span></text:p>
      <text:p text:style-name="P2">        <text:span text:style-name="T15">variable = debut;</text:span></text:p>
      <text:p text:style-name="P2">        <text:span text:style-name="T15">variable++;</text:span></text:p>
      <text:p text:style-name="P2">        <text:span text:style-name="T15">(*variable)++;</text:span></text:p>
      <text:p text:style-name="P2">        </text:p>
      <text:p text:style-name="P2">        <text:span text:style-name="T29">//Libere les variables</text:span></text:p>
      <text:p text:style-name="P2">        <text:span text:style-name="T15">variable = debut;</text:span></text:p>
      <text:p text:style-name="P2">        <text:span text:style-name="T15">if(shmdt(variable) == -1){</text:span></text:p>
      <text:p text:style-name="P2">            <text:span text:style-name="T15">perror("probleme sur shmdt");</text:span></text:p>
      <text:p text:style-name="P2">            <text:span text:style-name="T15">exit(4);</text:span></text:p>
      <text:p text:style-name="P2">        <text:span text:style-name="T15">}</text:span></text:p>
      <text:p text:style-name="P2">        <text:span text:style-name="T15">printf("V(&amp;info)\n");</text:span></text:p>
      <text:p text:style-name="P2">        <text:span text:style-name="T15">op.sem_num=INFO;op.sem_op=1;op.sem_flg=0;</text:span></text:p>
      <text:p text:style-name="P2">        <text:span text:style-name="T15">semop(semid,&amp;op,1);</text:span></text:p>
      <text:p text:style-name="P2"/>
      <text:p text:style-name="P2">        <text:span text:style-name="T15">printf("P(&amp;SEMRED)\n");</text:span></text:p>
      <text:p text:style-name="P2">        <text:span text:style-name="T15">op.sem_num=SEMRED;op.sem_op=-1;op.sem_flg=0;</text:span></text:p>
      <text:p text:style-name="P2">        <text:span text:style-name="T15">semop(semid,&amp;op,1);</text:span></text:p>
      <text:p text:style-name="P2"/>
      <text:p text:style-name="P2">        <text:span text:style-name="T15">printf("P(&amp;Info)\n");</text:span></text:p>
      <text:p text:style-name="P2">        <text:span text:style-name="T15">op.sem_num=INFO;op.sem_op=-1;op.sem_flg=0;</text:span></text:p>
      <text:p text:style-name="P2">        <text:span text:style-name="T15">semop(semid,&amp;op,1);</text:span></text:p>
      <text:p text:style-name="P2"/>
      <text:p text:style-name="P2">        <text:span text:style-name="T15">if(*(variable  = (int*) shmat(shmid,NULL,0)) == -1){</text:span></text:p>
      <text:p text:style-name="P2">            <text:span text:style-name="T15">perror("probleme shmat");</text:span></text:p>
      <text:p text:style-name="P2">            <text:span text:style-name="T15">exit(4);</text:span></text:p>
      <text:p text:style-name="P2">        <text:span text:style-name="T15">}</text:span></text:p>
      <text:p text:style-name="P2">        <text:span text:style-name="T15">debut = variable;</text:span></text:p>
      <text:p text:style-name="P2">        </text:p>
      <text:p text:style-name="P2">        <text:span text:style-name="T29">//demande redacteur - 1</text:span></text:p>
      <text:p text:style-name="P2">        <text:span text:style-name="T15">variable++;</text:span></text:p>
      <text:p text:style-name="P2">        <text:span text:style-name="T15">(*variable)--;</text:span></text:p>
      <text:p text:style-name="P2">    <text:span text:style-name="T15">}</text:span></text:p>
      <text:p text:style-name="P2"/>
      <text:p text:style-name="P2">    <text:span text:style-name="T29">//redacteur +1</text:span></text:p>
      <text:p text:style-name="P2">    <text:span text:style-name="T15">variable = debut;</text:span></text:p>
      <text:p text:style-name="P2">    <text:span text:style-name="T15">(*variable)++;</text:span></text:p>
      <text:p text:style-name="P2">    </text:p>
      <text:p text:style-name="P2">    <text:span text:style-name="T29">//Libere les variables</text:span></text:p>
      <text:p text:style-name="P2">    <text:span text:style-name="T15">if(shmdt(variable) == -1){</text:span></text:p>
      <text:p text:style-name="P2">        <text:span text:style-name="T15">perror("probleme sur shmd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printf("V(&amp;info)\n");</text:span></text:p>
      <text:p text:style-name="P2">    <text:span text:style-name="T15">op.sem_num=INFO;op.sem_op=1;op.sem_flg=0;</text:span></text:p>
      <text:p text:style-name="P2">    <text:span text:style-name="T15">semop(semid,&amp;op,1);</text:span></text:p>
      <text:p text:style-name="P2"/>
      <text:p text:style-name="P2">    <text:span text:style-name="T29">//ecrire le mot du jour</text:span></text:p>
      <text:p text:style-name="P2">    <text:span text:style-name="T15">system("cat &gt; /tmp/motdj");</text:span></text:p>
      <text:p text:style-name="P2"/>
      <text:p text:style-name="P2">    <text:span text:style-name="T15">printf("\nP(&amp;Info)\n");</text:span></text:p>
      <text:p text:style-name="P2"><text:soft-page-break/>    <text:span text:style-name="T15">op.sem_num=INFO;op.sem_op=-1;op.sem_flg=0;</text:span></text:p>
      <text:p text:style-name="P2">    <text:span text:style-name="T15">semop(semid,&amp;op,1);</text:span></text:p>
      <text:p text:style-name="P2"/>
      <text:p text:style-name="P2">    <text:span text:style-name="T15">if(*(variable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debut = variable;</text:span></text:p>
      <text:p text:style-name="P2">    </text:p>
      <text:p text:style-name="P2">    <text:span text:style-name="T29">//redacteur - 1</text:span></text:p>
      <text:p text:style-name="P2">    <text:span text:style-name="T15">(*variable)--;</text:span></text:p>
      <text:p text:style-name="P2"/>
      <text:p text:style-name="P2">    <text:span text:style-name="T15">variable = debut;</text:span></text:p>
      <text:p text:style-name="P2">    <text:span text:style-name="T15">variable++;</text:span></text:p>
      <text:p text:style-name="P2">    <text:span text:style-name="T15">if(*variable){</text:span></text:p>
      <text:p text:style-name="P2">        <text:span text:style-name="T15">printf("V(&amp;SEMRED)\n");</text:span></text:p>
      <text:p text:style-name="P2">        <text:span text:style-name="T15">op.sem_num=SEMRED;op.sem_op=1;op.sem_flg=0;</text:span></text:p>
      <text:p text:style-name="P2">        <text:span text:style-name="T15">semop(semid,&amp;op,1);</text:span></text:p>
      <text:p text:style-name="P2">    <text:span text:style-name="T15">} else {</text:span></text:p>
      <text:p text:style-name="P2">        <text:span text:style-name="T15">variable = debut +2;</text:span></text:p>
      <text:p text:style-name="P2">        <text:span text:style-name="T15">if(*variable){</text:span></text:p>
      <text:p text:style-name="P2">            <text:span text:style-name="T15">int nb;</text:span></text:p>
      <text:p text:style-name="P2">            <text:span text:style-name="T15">for(nb=0;nb &lt; *variable; nb++){</text:span></text:p>
      <text:p text:style-name="P2">                <text:span text:style-name="T15">printf("V(&amp;SEMLEC)\n");</text:span></text:p>
      <text:p text:style-name="P2">                <text:span text:style-name="T15">op.sem_num=SEMLEC;op.sem_op=1;op.sem_flg=0;</text:span></text:p>
      <text:p text:style-name="P2">                <text:span text:style-name="T15">semop(semid,&amp;op,1);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<text:span text:style-name="T15">}</text:span></text:p>
      <text:p text:style-name="P2"/>
      <text:p text:style-name="P2">    <text:span text:style-name="T29">//Libere les variables</text:span></text:p>
      <text:p text:style-name="P2">    <text:span text:style-name="T15">variable = debut;</text:span></text:p>
      <text:p text:style-name="P2">    <text:span text:style-name="T15">if(shmdt(variable) == -1){</text:span></text:p>
      <text:p text:style-name="P2">        <text:span text:style-name="T15">perror("probleme sur shmd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printf("V(&amp;info)\n");</text:span></text:p>
      <text:p text:style-name="P2">    <text:span text:style-name="T15">op.sem_num=INFO;op.sem_op=1;op.sem_flg=0;</text:span></text:p>
      <text:p text:style-name="P2">    <text:span text:style-name="T15">semop(semid,&amp;op,1);</text:span></text:p>
      <text:p text:style-name="P2">    </text:p>
      <text:p text:style-name="P10">}</text:p>
      <text:p text:style-name="P2"/>
      <text:p text:style-name="P2"><text:span text:style-name="T15">int main (int argc,char **argv) {</text:span></text:p>
      <text:p text:style-name="P2">    <text:span text:style-name="T29">// creation d'une cle IPC en fonction du nom du programme</text:span></text:p>
      <text:p text:style-name="P2">    <text:span text:style-name="T15">if ((cle=ftok("/tmp/motdj",'0')) == -1 ) {</text:span></text:p>
      <text:p text:style-name="P2">        <text:span text:style-name="T15">fprintf(stderr,"Probleme sur ftoks\n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demande un ensemble de semaphore (ici un seul mutex)</text:span></text:p>
      <text:p text:style-name="P2">    <text:span text:style-name="T15">if ((semid=semget(cle,3,0))==-1) {</text:span></text:p>
      <text:p text:style-name="P2"><text:soft-page-break/>        <text:span text:style-name="T15">fprintf(stderr,"Probleme sur semget\n");</text:span></text:p>
      <text:p text:style-name="P2">        <text:span text:style-name="T15">exit(2);</text:span></text:p>
      <text:p text:style-name="P2">    <text:span text:style-name="T15">}</text:span></text:p>
      <text:p text:style-name="P2"/>
      <text:p text:style-name="P2">    <text:span text:style-name="T15">if((shmid = shmget(cle, 4*sizeof(int), 0)) == -1){</text:span></text:p>
      <text:p text:style-name="P2">        <text:span text:style-name="T15">perror("shmget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creatMdj();</text:span></text:p>
      <text:p text:style-name="P10">}</text:p>
      <text:p text:style-name="P6"/>
      <text:p text:style-name="P25">lecteur.c</text:p>
      <text:p text:style-name="P12">#include &lt;fcntl.h&gt;</text:p>
      <text:p text:style-name="P10">#include &lt;stdlib.h&gt;</text:p>
      <text:p text:style-name="P10">#include &lt;stdio.h&gt;</text:p>
      <text:p text:style-name="P10">#include &lt;sched.h&gt;</text:p>
      <text:p text:style-name="P10">#include &lt;sys/ipc.h&gt; <text:span text:style-name="T28">// services IPC</text:span></text:p>
      <text:p text:style-name="P10">#include &lt;sys/resource.h&gt;</text:p>
      <text:p text:style-name="P10">#include &lt;sys/shm.h&gt;</text:p>
      <text:p text:style-name="P10">#include &lt;sys/sem.h&gt; <text:span text:style-name="T28">// semaphore IPC</text:span></text:p>
      <text:p text:style-name="P10">#include &lt;sys/types.h&gt;</text:p>
      <text:p text:style-name="P10">#include &lt;sys/wait.h&gt;</text:p>
      <text:p text:style-name="P2"><text:span text:style-name="T15">#include &lt;unistd.h&gt;</text:span></text:p>
      <text:p text:style-name="P2"><text:span text:style-name="T15"/></text:p>
      <text:p text:style-name="P10">#define INFO 0</text:p>
      <text:p text:style-name="P10">#define SEMLEC 1</text:p>
      <text:p text:style-name="P2"><text:span text:style-name="T15">#define SEMRED 2</text:span></text:p>
      <text:p text:style-name="P2"><text:span text:style-name="T15"/></text:p>
      <text:p text:style-name="P2"><text:span text:style-name="T15">key_t cle; </text:span><text:span text:style-name="T29">/* cle ipc */</text:span></text:p>
      <text:p text:style-name="P2"><text:span text:style-name="T15">int semid; </text:span><text:span text:style-name="T29">/* nom local de l'ensemble des semaphores */</text:span></text:p>
      <text:p text:style-name="P2"><text:span text:style-name="T15">int shmid;</text:span></text:p>
      <text:p text:style-name="P10">int * variable;</text:p>
      <text:p text:style-name="P2"><text:span text:style-name="T15">int * debut;</text:span></text:p>
      <text:p text:style-name="P10">int redacteur;</text:p>
      <text:p text:style-name="P10">int lecteur;</text:p>
      <text:p text:style-name="P10">int demandeRedacteur;</text:p>
      <text:p text:style-name="P10">int demandeLecteur;</text:p>
      <text:p text:style-name="P2"/>
      <text:p text:style-name="P10">void readMdj(){</text:p>
      <text:p text:style-name="P2">    <text:span text:style-name="T15">struct sembuf op;</text:span></text:p>
      <text:p text:style-name="P2">    <text:span text:style-name="T15">printf("P(&amp;Info)\n");</text:span></text:p>
      <text:p text:style-name="P2">    <text:span text:style-name="T15">op.sem_num=INFO;op.sem_op=-1;op.sem_flg=0;</text:span></text:p>
      <text:p text:style-name="P2">    <text:span text:style-name="T15">semop(semid,&amp;op,1);</text:span></text:p>
      <text:p text:style-name="P2">    <text:span text:style-name="T15">if(*(variable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/>
      <text:p text:style-name="P2">    <text:span text:style-name="T29">//recuperation redacteur et demande redacteur</text:span></text:p>
      <text:p text:style-name="P2">    <text:span text:style-name="T15">debut = variable;</text:span></text:p>
      <text:p text:style-name="P2">    <text:span text:style-name="T15">redacteur = *variable;</text:span></text:p>
      <text:p text:style-name="P2"><text:soft-page-break/>    <text:span text:style-name="T15">variable++;</text:span></text:p>
      <text:p text:style-name="P2">    <text:span text:style-name="T15">demandeRedacteur = *variable;</text:span></text:p>
      <text:p text:style-name="P2"/>
      <text:p text:style-name="P2">    <text:span text:style-name="T15">if(redacteur || demandeRedacteur){</text:span></text:p>
      <text:p text:style-name="P2">        <text:span text:style-name="T29">//Demande lecteur +1</text:span></text:p>
      <text:p text:style-name="P2">        <text:span text:style-name="T15">variable = debut ;</text:span></text:p>
      <text:p text:style-name="P2">        <text:span text:style-name="T15">variable++;</text:span></text:p>
      <text:p text:style-name="P2">        <text:span text:style-name="T15">variable++;</text:span></text:p>
      <text:p text:style-name="P2">        <text:span text:style-name="T15">(*variable)++;</text:span></text:p>
      <text:p text:style-name="P2"/>
      <text:p text:style-name="P2">        <text:span text:style-name="T29">//Libere les variable</text:span></text:p>
      <text:p text:style-name="P2">        <text:span text:style-name="T15">variable = debut;</text:span></text:p>
      <text:p text:style-name="P2">        <text:span text:style-name="T15">if(shmdt(variable) == -1){</text:span></text:p>
      <text:p text:style-name="P2">            <text:span text:style-name="T15">perror("probleme sur shmdt");</text:span></text:p>
      <text:p text:style-name="P2">            <text:span text:style-name="T15">exit(4);</text:span></text:p>
      <text:p text:style-name="P2">        <text:span text:style-name="T15">}</text:span></text:p>
      <text:p text:style-name="P2">        <text:span text:style-name="T15">printf("V(&amp;info)\n");</text:span></text:p>
      <text:p text:style-name="P2">        <text:span text:style-name="T15">op.sem_num=INFO;op.sem_op=1;op.sem_flg=0;</text:span></text:p>
      <text:p text:style-name="P2">        <text:span text:style-name="T15">semop(semid,&amp;op,1);</text:span></text:p>
      <text:p text:style-name="P2"/>
      <text:p text:style-name="P2">        <text:span text:style-name="T15">printf("P(&amp;SEMLEC)\n");</text:span></text:p>
      <text:p text:style-name="P2">        <text:span text:style-name="T15">op.sem_num=SEMLEC;op.sem_op=-1;op.sem_flg=0;</text:span></text:p>
      <text:p text:style-name="P2">        <text:span text:style-name="T15">semop(semid,&amp;op,1);</text:span></text:p>
      <text:p text:style-name="P2"/>
      <text:p text:style-name="P2">        <text:span text:style-name="T15">printf("P(&amp;Info)\n");</text:span></text:p>
      <text:p text:style-name="P2">        <text:span text:style-name="T15">op.sem_num=INFO;op.sem_op=-1;op.sem_flg=0;</text:span></text:p>
      <text:p text:style-name="P2">        <text:span text:style-name="T15">semop(semid,&amp;op,1);</text:span></text:p>
      <text:p text:style-name="P2"/>
      <text:p text:style-name="P2">        <text:span text:style-name="T15">if(*(variable  = (int*) shmat(shmid,NULL,0)) == -1){</text:span></text:p>
      <text:p text:style-name="P2">            <text:span text:style-name="T15">perror("probleme shmat");</text:span></text:p>
      <text:p text:style-name="P2">            <text:span text:style-name="T15">exit(4);</text:span></text:p>
      <text:p text:style-name="P2">        <text:span text:style-name="T15">}</text:span></text:p>
      <text:p text:style-name="P2">        <text:span text:style-name="T15">debut = variable;</text:span></text:p>
      <text:p text:style-name="P2"/>
      <text:p text:style-name="P2">        <text:span text:style-name="T29">//Demande lecteur -1</text:span></text:p>
      <text:p text:style-name="P2">        <text:span text:style-name="T15">variable = debut ;</text:span></text:p>
      <text:p text:style-name="P2">        <text:span text:style-name="T15">variable++;</text:span></text:p>
      <text:p text:style-name="P2">        <text:span text:style-name="T15">variable++;</text:span></text:p>
      <text:p text:style-name="P2">        <text:span text:style-name="T15">(*variable)--;</text:span></text:p>
      <text:p text:style-name="P2">    <text:span text:style-name="T15">}</text:span></text:p>
      <text:p text:style-name="P2">    <text:span text:style-name="T29">// Lecteur +1</text:span></text:p>
      <text:p text:style-name="P2">    <text:span text:style-name="T15">variable = debut;</text:span></text:p>
      <text:p text:style-name="P2">    <text:span text:style-name="T15">variable++;</text:span></text:p>
      <text:p text:style-name="P2">    <text:span text:style-name="T15">variable++;</text:span></text:p>
      <text:p text:style-name="P2">    <text:span text:style-name="T15">variable++;</text:span></text:p>
      <text:p text:style-name="P2">    <text:span text:style-name="T15">(*variable)++;</text:span></text:p>
      <text:p text:style-name="P2"/>
      <text:p text:style-name="P2">    <text:span text:style-name="T29">//Libere les variables</text:span></text:p>
      <text:p text:style-name="P2">    <text:span text:style-name="T15">variable = debut;</text:span></text:p>
      <text:p text:style-name="P2">    <text:span text:style-name="T15">if(shmdt(variable) == -1){</text:span></text:p>
      <text:p text:style-name="P2">        <text:span text:style-name="T15">perror("probleme sur shmdt");</text:span></text:p>
      <text:p text:style-name="P2"><text:soft-page-break/>        <text:span text:style-name="T15">exit(4);</text:span></text:p>
      <text:p text:style-name="P2">    <text:span text:style-name="T15">}</text:span></text:p>
      <text:p text:style-name="P2">    <text:span text:style-name="T15">printf("V(&amp;info)\n");</text:span></text:p>
      <text:p text:style-name="P2">    <text:span text:style-name="T15">op.sem_num=INFO;op.sem_op=1;op.sem_flg=0;</text:span></text:p>
      <text:p text:style-name="P2">    <text:span text:style-name="T15">semop(semid,&amp;op,1);</text:span></text:p>
      <text:p text:style-name="P2"><text:span text:style-name="T15"/></text:p>
      <text:p text:style-name="P2">    <text:span text:style-name="T29">// Lire le fichier</text:span></text:p>
      <text:p text:style-name="P2">    <text:span text:style-name="T15">FILE * fic;</text:span></text:p>
      <text:p text:style-name="P2">    <text:span text:style-name="T15">if((fic=fopen("/tmp/motdj","r"))!=NULL){</text:span></text:p>
      <text:p text:style-name="P2">        <text:span text:style-name="T15">char str[4096];</text:span></text:p>
      <text:p text:style-name="P2">        <text:span text:style-name="T15">while ((fgets(str,4096,fic)!= (char*)NULL)){</text:span></text:p>
      <text:p text:style-name="P2">            <text:span text:style-name="T15">printf("%s",str);</text:span></text:p>
      <text:p text:style-name="P2">            <text:span text:style-name="T15">sleep(5);</text:span></text:p>
      <text:p text:style-name="P2">        <text:span text:style-name="T15">}</text:span></text:p>
      <text:p text:style-name="P2">    <text:span text:style-name="T15">}</text:span></text:p>
      <text:p text:style-name="P2">    <text:span text:style-name="T15">fclose(fic);</text:span></text:p>
      <text:p text:style-name="P2">    </text:p>
      <text:p text:style-name="P2">    <text:span text:style-name="T15">printf("\nP(&amp;Info)\n");</text:span></text:p>
      <text:p text:style-name="P2">    <text:span text:style-name="T15">op.sem_num=INFO;op.sem_op=-1;op.sem_flg=0;</text:span></text:p>
      <text:p text:style-name="P2">    <text:span text:style-name="T15">semop(semid,&amp;op,1);</text:span></text:p>
      <text:p text:style-name="P2"/>
      <text:p text:style-name="P2">    <text:span text:style-name="T15">if(*(variable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debut = variable;</text:span></text:p>
      <text:p text:style-name="P2"/>
      <text:p text:style-name="P2">    </text:p>
      <text:p text:style-name="P2">    <text:span text:style-name="T29">// Lecteur -1</text:span></text:p>
      <text:p text:style-name="P2">    <text:span text:style-name="T15">variable = debut;</text:span></text:p>
      <text:p text:style-name="P2">    <text:span text:style-name="T15">variable++;</text:span></text:p>
      <text:p text:style-name="P2">    <text:span text:style-name="T15">variable++;</text:span></text:p>
      <text:p text:style-name="P2">    <text:span text:style-name="T15">variable++;</text:span></text:p>
      <text:p text:style-name="P2">    <text:span text:style-name="T15">(*variable)--;</text:span></text:p>
      <text:p text:style-name="P2"/>
      <text:p text:style-name="P2">    <text:span text:style-name="T15">lecteur = *variable;</text:span></text:p>
      <text:p text:style-name="P2">    <text:span text:style-name="T15">variable = debut;</text:span></text:p>
      <text:p text:style-name="P2">    <text:span text:style-name="T15">variable++;</text:span></text:p>
      <text:p text:style-name="P2">    <text:span text:style-name="T15">demandeRedacteur = *variable;</text:span></text:p>
      <text:p text:style-name="P2"/>
      <text:p text:style-name="P2">    <text:span text:style-name="T15">if(lecteur==0 &amp;&amp; demandeRedacteur){</text:span></text:p>
      <text:p text:style-name="P2">        <text:span text:style-name="T15">printf("V(&amp;SEMRED)\n");</text:span></text:p>
      <text:p text:style-name="P2">        <text:span text:style-name="T15">op.sem_num=SEMRED;op.sem_op=1;op.sem_flg=0;</text:span></text:p>
      <text:p text:style-name="P2">        <text:span text:style-name="T15">semop(semid,&amp;op,1);</text:span></text:p>
      <text:p text:style-name="P2">    <text:span text:style-name="T15">}</text:span></text:p>
      <text:p text:style-name="P28"/>
      <text:p text:style-name="P2">    <text:span text:style-name="T29">//Libere les variables</text:span></text:p>
      <text:p text:style-name="P2">    <text:span text:style-name="T15">variable = debut;</text:span></text:p>
      <text:p text:style-name="P2">    <text:span text:style-name="T15">if(shmdt(variable) == -1){</text:span></text:p>
      <text:p text:style-name="P2">        <text:span text:style-name="T15">perror("probleme sur shmdt");</text:span></text:p>
      <text:p text:style-name="P2"><text:soft-page-break/>        <text:span text:style-name="T15">exit(4);</text:span></text:p>
      <text:p text:style-name="P2">    <text:span text:style-name="T15">}</text:span></text:p>
      <text:p text:style-name="P2">    <text:span text:style-name="T15">printf("V(&amp;info)\n");</text:span></text:p>
      <text:p text:style-name="P2">    <text:span text:style-name="T15">op.sem_num=INFO;op.sem_op=1;op.sem_flg=0;</text:span></text:p>
      <text:p text:style-name="P2">    <text:span text:style-name="T15">semop(semid,&amp;op,1);</text:span></text:p>
      <text:p text:style-name="P2"><text:span text:style-name="T15">}</text:span></text:p>
      <text:p text:style-name="P2"><text:span text:style-name="T15"/></text:p>
      <text:p text:style-name="P2"><text:span text:style-name="T15">int main (int argc,char **argv) {</text:span></text:p>
      <text:p text:style-name="P2">    <text:span text:style-name="T29">// creation d'une cle IPC en fonction du nom du programme</text:span></text:p>
      <text:p text:style-name="P2">    <text:span text:style-name="T15">if ((cle=ftok("/tmp/motdj",'0')) == -1 ) {</text:span></text:p>
      <text:p text:style-name="P2">        <text:span text:style-name="T15">fprintf(stderr,"Probleme sur ftoks\n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29">// demande un ensemble de semaphore (ici un seul mutex)</text:span></text:p>
      <text:p text:style-name="P2">    <text:span text:style-name="T15">if ((semid = semget(cle,3,0))==-1) {</text:span></text:p>
      <text:p text:style-name="P2">        <text:span text:style-name="T15">fprintf(stderr,"Probleme sur semget\n");</text:span></text:p>
      <text:p text:style-name="P2">        <text:span text:style-name="T15">exit(2);</text:span></text:p>
      <text:p text:style-name="P2">    <text:span text:style-name="T15">}</text:span></text:p>
      <text:p text:style-name="P2">    <text:span text:style-name="T15">if((shmid = shmget(cle, 4*sizeof(int), 0)) == -1){</text:span></text:p>
      <text:p text:style-name="P2">        <text:span text:style-name="T15">perror("shmget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readMdj();</text:span></text:p>
      <text:p text:style-name="P10">}</text:p>
      <text:p text:style-name="P6"/>
      <text:p text:style-name="P25">init.c</text:p>
      <text:p text:style-name="P9">#include &lt;fcntl.h&gt;</text:p>
      <text:p text:style-name="P10">#include &lt;stdlib.h&gt;</text:p>
      <text:p text:style-name="P10">#include &lt;stdio.h&gt;</text:p>
      <text:p text:style-name="P10">#include &lt;sched.h&gt;</text:p>
      <text:p text:style-name="P10">#include &lt;sys/ipc.h&gt; <text:span text:style-name="T28">// services IPC</text:span></text:p>
      <text:p text:style-name="P10">#include &lt;sys/resource.h&gt;</text:p>
      <text:p text:style-name="P10">#include &lt;sys/shm.h&gt;</text:p>
      <text:p text:style-name="P10">#include &lt;sys/sem.h&gt; <text:span text:style-name="T28">// semaphore IPC</text:span></text:p>
      <text:p text:style-name="P10">#include &lt;sys/types.h&gt;</text:p>
      <text:p text:style-name="P10">#include &lt;sys/wait.h&gt;</text:p>
      <text:p text:style-name="P10">#include &lt;unistd.h&gt;</text:p>
      <text:p text:style-name="P2"/>
      <text:p text:style-name="P10">#define INFO 0</text:p>
      <text:p text:style-name="P10">#define SEMNBL 1</text:p>
      <text:p text:style-name="P10">#define SEMNBR 2</text:p>
      <text:p text:style-name="P2"/>
      <text:p text:style-name="P2"><text:span text:style-name="T15">key_t cle; </text:span><text:span text:style-name="T29">/* cle ipc */</text:span></text:p>
      <text:p text:style-name="P2"><text:span text:style-name="T15">int semid; </text:span><text:span text:style-name="T29">/* nom local de l'ensemble des semaphores */</text:span></text:p>
      <text:p text:style-name="P2"><text:span text:style-name="T15">int shmid;</text:span></text:p>
      <text:p text:style-name="P10">int * variable;</text:p>
      <text:p text:style-name="P10">int * debut;</text:p>
      <text:p text:style-name="P2"/>
      <text:p text:style-name="P10">int main (int argc,char **argv) {</text:p>
      <text:p text:style-name="P2"/>
      <text:p text:style-name="P2">    <text:span text:style-name="T15">system("touch /tmp/motdj");</text:span></text:p>
      <text:p text:style-name="P2"><text:soft-page-break/></text:p>
      <text:p text:style-name="P2">    <text:span text:style-name="T15">ushort init_sem[3]={1,0,0}; </text:span><text:span text:style-name="T29">//strucutre par initialise le semaphore mutex</text:span></text:p>
      <text:p text:style-name="P2">    <text:span text:style-name="T29">// creation d'une cle IPC</text:span></text:p>
      <text:p text:style-name="P2">    <text:span text:style-name="T15">if ((cle=ftok("/tmp/motdj",'0')) == -1 ) {</text:span></text:p>
      <text:p text:style-name="P2">        <text:span text:style-name="T15">fprintf(stderr,"Probleme sur ftoks\n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demande un ensemble de semaphore (ici un seul mutex)</text:span></text:p>
      <text:p text:style-name="P2">    <text:span text:style-name="T15">if ((semid=semget(cle,3,IPC_CREAT|0666))==-1) {</text:span></text:p>
      <text:p text:style-name="P2">        <text:span text:style-name="T15">fprintf(stderr,"Probleme sur semget\n");</text:span></text:p>
      <text:p text:style-name="P2">        <text:span text:style-name="T15">exit(2);</text:span></text:p>
      <text:p text:style-name="P2">    <text:span text:style-name="T15">} </text:span></text:p>
      <text:p text:style-name="P2"/>
      <text:p text:style-name="P2">    <text:span text:style-name="T29">// initialise l'ensemble</text:span></text:p>
      <text:p text:style-name="P2">    <text:span text:style-name="T15">if (semctl(semid,3,SETALL,init_sem)==-1) {</text:span></text:p>
      <text:p text:style-name="P2">        <text:span text:style-name="T15">fprintf(stderr,"Probleme sur semctl SETALL\n");</text:span></text:p>
      <text:p text:style-name="P2">        <text:span text:style-name="T15">exit(3);</text:span></text:p>
      <text:p text:style-name="P2">    <text:span text:style-name="T15">}</text:span></text:p>
      <text:p text:style-name="P2"/>
      <text:p text:style-name="P2">    <text:span text:style-name="T15">if((shmid = shmget(cle, 4*sizeof(int), IPC_CREAT | 0666)) == -1){</text:span></text:p>
      <text:p text:style-name="P2">        <text:span text:style-name="T15">perror("shmget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if(*(variable  = (int*) shmat(shmid,NULL,0)) == -1){</text:span></text:p>
      <text:p text:style-name="P2">        <text:span text:style-name="T15">perror("probleme shmat");</text:span></text:p>
      <text:p text:style-name="P2">        <text:span text:style-name="T15">exit(4);</text:span></text:p>
      <text:p text:style-name="P2">    <text:span text:style-name="T15">}</text:span></text:p>
      <text:p text:style-name="P2">    <text:span text:style-name="T15">debut = variable;</text:span></text:p>
      <text:p text:style-name="P2">    <text:span text:style-name="T15">*variable = 0;</text:span></text:p>
      <text:p text:style-name="P2">    <text:span text:style-name="T15">variable++;</text:span></text:p>
      <text:p text:style-name="P2">    </text:p>
      <text:p text:style-name="P2">    <text:span text:style-name="T15">*variable = 0;</text:span></text:p>
      <text:p text:style-name="P2">    <text:span text:style-name="T15">variable++;</text:span></text:p>
      <text:p text:style-name="P2">    </text:p>
      <text:p text:style-name="P2">    <text:span text:style-name="T15">*variable = 0;</text:span></text:p>
      <text:p text:style-name="P2">    <text:span text:style-name="T15">variable++;</text:span></text:p>
      <text:p text:style-name="P2">    </text:p>
      <text:p text:style-name="P2">    <text:span text:style-name="T15">*variable = 0;</text:span></text:p>
      <text:p text:style-name="P2">    <text:span text:style-name="T15">if(shmdt(debut) == -1){</text:span></text:p>
      <text:p text:style-name="P2">        <text:span text:style-name="T15">perror("probleme sur shmdt");</text:span></text:p>
      <text:p text:style-name="P2">        <text:span text:style-name="T15">exit(4);</text:span></text:p>
      <text:p text:style-name="P2">    <text:span text:style-name="T15">}</text:span></text:p>
      <text:p text:style-name="P10">}</text:p>
      <text:p text:style-name="P1"/>
      <text:p text:style-name="P20">Lecteur/Redacteur prio Redacteur (en JAVA)</text:p>
      <text:p text:style-name="P12">import java.util.ArrayList;</text:p>
      <text:p text:style-name="P2"/>
      <text:p text:style-name="P10">public class SynchroLecteurRedacteurWaitNotifyPrioRedacteur extends SynchroLecteurRedacteur{</text:p>
      <text:p text:style-name="P2"/>
      <text:p text:style-name="P2">    <text:span text:style-name="T15">private ArrayList&lt;Thread&gt; demandeLecteur, demandeRedacteur;</text:span></text:p>
      <text:p text:style-name="P2"><text:soft-page-break/>    <text:span text:style-name="T15">private int nbLecteur =0;</text:span></text:p>
      <text:p text:style-name="P2">    <text:span text:style-name="T15">private int nbRedacteur = 0;</text:span></text:p>
      <text:p text:style-name="P2"/>
      <text:p text:style-name="P2">    <text:span text:style-name="T15">public SynchroLecteurRedacteurWaitNotifyPrioRedacteur(){</text:span></text:p>
      <text:p text:style-name="P2">        <text:span text:style-name="T15">this.demandeLecteur = new ArrayList&lt;Thread&gt;();</text:span></text:p>
      <text:p text:style-name="P2">        <text:span text:style-name="T15">this.demandeRedacteur = new ArrayList&lt;Thread&gt;();</text:span></text:p>
      <text:p text:style-name="P2">    <text:span text:style-name="T15">}</text:span></text:p>
      <text:p text:style-name="P2">    </text:p>
      <text:p text:style-name="P2">    <text:span text:style-name="T15">public void debutLire(){</text:span></text:p>
      <text:p text:style-name="P2">        <text:span text:style-name="T15">synchronized(this){</text:span></text:p>
      <text:p text:style-name="P2">            <text:span text:style-name="T15">if(this.nbRedacteur != 0 || !demandeLecteur.isEmpty()){</text:span></text:p>
      <text:p text:style-name="P2">                <text:span text:style-name="T15">demandeLecteur.add(Thread.currentThread());</text:span></text:p>
      <text:p text:style-name="P2">                <text:span text:style-name="T15">synchronized(Thread.currentThread()){</text:span></text:p>
      <text:p text:style-name="P2">                    <text:span text:style-name="T15">try{</text:span></text:p>
      <text:p text:style-name="P2">                        <text:span text:style-name="T15">Thread.currentThread().wait();</text:span></text:p>
      <text:p text:style-name="P2">                    <text:span text:style-name="T15">}catch(Exception e){</text:span></text:p>
      <text:p text:style-name="P2">                        <text:span text:style-name="T15">e.printStackTrace();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    <text:span text:style-name="T15">demandeLecteur.remove(Thread.currentThread());</text:span></text:p>
      <text:p text:style-name="P2">            <text:span text:style-name="T15">}</text:span></text:p>
      <text:p text:style-name="P2">            <text:span text:style-name="T15">this.nbLecteur++;</text:span></text:p>
      <text:p text:style-name="P2">        <text:span text:style-name="T15">}</text:span></text:p>
      <text:p text:style-name="P2">    <text:span text:style-name="T15">}</text:span></text:p>
      <text:p text:style-name="P2"/>
      <text:p text:style-name="P2">    <text:span text:style-name="T15">public void finLire(){</text:span></text:p>
      <text:p text:style-name="P2">        <text:span text:style-name="T15">synchronized(this){</text:span></text:p>
      <text:p text:style-name="P2">            <text:span text:style-name="T15">this.nbLecteur--;</text:span></text:p>
      <text:p text:style-name="P2">            <text:span text:style-name="T15">if(this.nbLecteur==0 &amp;&amp; !demandeRedacteur.isEmpty()){</text:span></text:p>
      <text:p text:style-name="P2">                <text:span text:style-name="T15">synchronized(demandeRedacteur.get(0)){</text:span></text:p>
      <text:p text:style-name="P2">                    <text:span text:style-name="T15">demandeRedacteur.get(0).notify();</text:span></text:p>
      <text:p text:style-name="P2">                <text:span text:style-name="T15">}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<text:span text:style-name="T15">}</text:span></text:p>
      <text:p text:style-name="P2"/>
      <text:p text:style-name="P2">    <text:span text:style-name="T15">public void debutEcrire(){</text:span></text:p>
      <text:p text:style-name="P2">        <text:span text:style-name="T15">synchronized(this){</text:span></text:p>
      <text:p text:style-name="P2">            <text:span text:style-name="T15">if(this.nbLecteur != 0 || this.nbRedacteur !=0 || !demandeRedacteur.isEmpty()){</text:span></text:p>
      <text:p text:style-name="P2">                <text:span text:style-name="T15">this.demandeRedacteur.add(Thread.currentThread());</text:span></text:p>
      <text:p text:style-name="P2">                <text:span text:style-name="T15">synchronized(Thread.currentThread()){</text:span></text:p>
      <text:p text:style-name="P2">                    <text:span text:style-name="T15">try {</text:span></text:p>
      <text:p text:style-name="P2">                        <text:span text:style-name="T15">Thread.currentThread();</text:span></text:p>
      <text:p text:style-name="P2">                    <text:span text:style-name="T15">} catch (Exception e) {</text:span></text:p>
      <text:p text:style-name="P2">                        <text:span text:style-name="T29">//TODO: handle exception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    <text:span text:style-name="T15">this.demandeRedacteur.remove(Thread.currentThread());</text:span></text:p>
      <text:p text:style-name="P2">            <text:span text:style-name="T15">}</text:span></text:p>
      <text:p text:style-name="P2">            <text:span text:style-name="T15">this.nbRedacteur++;</text:span></text:p>
      <text:p text:style-name="P2">        <text:span text:style-name="T15">}</text:span></text:p>
      <text:p text:style-name="P2"><text:soft-page-break/>    <text:span text:style-name="T15">}</text:span></text:p>
      <text:p text:style-name="P2">    </text:p>
      <text:p text:style-name="P2">    <text:span text:style-name="T15">public void finEcrire(){</text:span></text:p>
      <text:p text:style-name="P2">        <text:span text:style-name="T15">synchronized(this){</text:span></text:p>
      <text:p text:style-name="P2">            <text:span text:style-name="T15">this.nbRedacteur--;</text:span></text:p>
      <text:p text:style-name="P2">            <text:span text:style-name="T15">if(!this.demandeRedacteur.isEmpty()){</text:span></text:p>
      <text:p text:style-name="P2">                <text:span text:style-name="T15">synchronized(this.demandeRedacteur.get(0)){</text:span></text:p>
      <text:p text:style-name="P2">                    <text:span text:style-name="T15">this.demandeRedacteur.get(0).notify();</text:span></text:p>
      <text:p text:style-name="P2">                <text:span text:style-name="T15">}</text:span></text:p>
      <text:p text:style-name="P2">            <text:span text:style-name="T15">}else{</text:span></text:p>
      <text:p text:style-name="P2">                <text:span text:style-name="T15">for(Thread th : this.demandeLecteur){</text:span></text:p>
      <text:p text:style-name="P2">                    <text:span text:style-name="T15">synchronized(th){</text:span></text:p>
      <text:p text:style-name="P2">                        <text:span text:style-name="T15">th.notify();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<text:span text:style-name="T15">}</text:span></text:p>
      <text:p text:style-name="P2"><text:span text:style-name="T15">}</text:span></text:p>
      <text:p text:style-name="P19">Machine A Sous ( en C)</text:p>
      <text:p text:style-name="P11">#include &lt;stdlib.h&gt;</text:p>
      <text:p text:style-name="P10">#include &lt;stdio.h&gt;</text:p>
      <text:p text:style-name="P10">#include &lt;sys/shm.h&gt;</text:p>
      <text:p text:style-name="P10">#include &lt;sys/types.h&gt;</text:p>
      <text:p text:style-name="P10">#include &lt;sys/sem.h&gt;</text:p>
      <text:p text:style-name="P10">#include&lt;sys/time.h&gt;</text:p>
      <text:p text:style-name="P10">#include &lt;unistd.h&gt;</text:p>
      <text:p text:style-name="P10">#include &lt;signal.h&gt;</text:p>
      <text:p text:style-name="P2"/>
      <text:p text:style-name="P10">void die(){</text:p>
      <text:p text:style-name="P2">    <text:span text:style-name="T15">exit(0);</text:span></text:p>
      <text:p text:style-name="P10">}</text:p>
      <text:p text:style-name="P2"/>
      <text:p text:style-name="P10">int affichage(int nb, int* tab){</text:p>
      <text:p text:style-name="P2">    <text:span text:style-name="T15">for(int i=0;i&lt;nb;i++){</text:span></text:p>
      <text:p text:style-name="P2">        <text:span text:style-name="T15">printf("%d     ",tab[i]);</text:span></text:p>
      <text:p text:style-name="P2">    <text:span text:style-name="T15">}</text:span></text:p>
      <text:p text:style-name="P10">}</text:p>
      <text:p text:style-name="P2"/>
      <text:p text:style-name="P10">int gagne(int shmid, int nbRouleau){</text:p>
      <text:p text:style-name="P2">    <text:span text:style-name="T15">int *variables;</text:span></text:p>
      <text:p text:style-name="P2">    <text:span text:style-name="T15">if(*(variables=shmat(shmid,NULL,0))==-1){</text:span></text:p>
      <text:p text:style-name="P2">        <text:span text:style-name="T15">printf("Probleme sur shmat\n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La valeur supposés de tous les rouleaux</text:span></text:p>
      <text:p text:style-name="P2">    <text:span text:style-name="T15">int val=variables[0];</text:span></text:p>
      <text:p text:style-name="P2">    <text:span text:style-name="T29">//Boolean vérifiant les erreurs</text:span></text:p>
      <text:p text:style-name="P2">    <text:span text:style-name="T15">int erreur=0;</text:span></text:p>
      <text:p text:style-name="P2"/>
      <text:p text:style-name="P2"><text:soft-page-break/>    <text:span text:style-name="T15">for(int i=0;i&lt;nbRouleau;i++){</text:span></text:p>
      <text:p text:style-name="P2">        <text:span text:style-name="T15">if(val!=variables[i])</text:span></text:p>
      <text:p text:style-name="P2">            <text:span text:style-name="T15">erreur=1;</text:span></text:p>
      <text:p text:style-name="P2">    <text:span text:style-name="T15">}</text:span></text:p>
      <text:p text:style-name="P2"/>
      <text:p text:style-name="P2">    <text:span text:style-name="T15">shmdt(variables);</text:span></text:p>
      <text:p text:style-name="P2"/>
      <text:p text:style-name="P2">    <text:span text:style-name="T15">if(erreur){</text:span></text:p>
      <text:p text:style-name="P2">        <text:span text:style-name="T15">printf("Vous avez perdu !! :(\n");</text:span></text:p>
      <text:p text:style-name="P2">    <text:span text:style-name="T15">}else{</text:span></text:p>
      <text:p text:style-name="P2">        <text:span text:style-name="T15">printf("Vous avez gagne !!!! Felicitation\n");</text:span></text:p>
      <text:p text:style-name="P2">    <text:span text:style-name="T15">}</text:span></text:p>
      <text:p text:style-name="P2"><text:span text:style-name="T15">}</text:span></text:p>
      <text:p text:style-name="P2"><text:span text:style-name="T15"/></text:p>
      <text:p text:style-name="P10">int codefils(int semid,int shmid, int N,int index){</text:p>
      <text:p text:style-name="P2">    <text:span text:style-name="T15">struct sembuf op;</text:span></text:p>
      <text:p text:style-name="P2">    <text:span text:style-name="T15">struct sigaction action;</text:span></text:p>
      <text:p text:style-name="P2">    <text:span text:style-name="T15">int* variables;</text:span></text:p>
      <text:p text:style-name="P2"/>
      <text:p text:style-name="P2">    <text:span text:style-name="T29">//Arme le signal</text:span></text:p>
      <text:p text:style-name="P2">    <text:span text:style-name="T15">action.sa_flags=0;</text:span></text:p>
      <text:p text:style-name="P2">    <text:span text:style-name="T15">action.sa_handler=die;</text:span></text:p>
      <text:p text:style-name="P2">    <text:span text:style-name="T15">int rc = sigaction(SIGUSR1,&amp;action,NULL);</text:span></text:p>
      <text:p text:style-name="P2">    <text:span text:style-name="T15">sigset_t set;</text:span></text:p>
      <text:p text:style-name="P2"/>
      <text:p text:style-name="P2">    <text:span text:style-name="T15">while(1){</text:span></text:p>
      <text:p text:style-name="P2">        <text:span text:style-name="T29">//P(&amp;muttex)</text:span></text:p>
      <text:p text:style-name="P2">        <text:span text:style-name="T15">op.sem_num=0;op.sem_op=-1;op.sem_flg=0;</text:span></text:p>
      <text:p text:style-name="P2">        <text:span text:style-name="T15">if((semop(semid,&amp;op,1))==-1){</text:span></text:p>
      <text:p text:style-name="P2">            <text:span text:style-name="T15">printf("Probleme sur semop\n");</text:span></text:p>
      <text:p text:style-name="P2">            <text:span text:style-name="T15">exit(1);</text:span></text:p>
      <text:p text:style-name="P2">        <text:span text:style-name="T15">}</text:span></text:p>
      <text:p text:style-name="P2">        <text:span text:style-name="T29">//stop SIGUSR1</text:span></text:p>
      <text:p text:style-name="P2">        <text:span text:style-name="T15">sigaddset(&amp;set,SIGUSR1);</text:span></text:p>
      <text:p text:style-name="P2">        <text:span text:style-name="T15">sigprocmask(SIG_SETMASK,&amp;set,NULL);</text:span></text:p>
      <text:p text:style-name="P2"/>
      <text:p text:style-name="P2">        <text:span text:style-name="T15">if(*(variables=shmat(shmid,NULL,0))==-1){</text:span></text:p>
      <text:p text:style-name="P2">            <text:span text:style-name="T15">printf("Probleme sur shmat\n");</text:span></text:p>
      <text:p text:style-name="P2">            <text:span text:style-name="T15">exit(1);</text:span></text:p>
      <text:p text:style-name="P2">        <text:span text:style-name="T15">}</text:span></text:p>
      <text:p text:style-name="P2"/>
      <text:p text:style-name="P2">        <text:span text:style-name="T15">variables[index]=(variables[index]+1)%10;</text:span></text:p>
      <text:p text:style-name="P2"/>
      <text:p text:style-name="P2">        <text:span text:style-name="T15">affichage(N,variables);</text:span></text:p>
      <text:p text:style-name="P2">        <text:span text:style-name="T15">printf("\n");</text:span></text:p>
      <text:p text:style-name="P2"/>
      <text:p text:style-name="P2">        <text:span text:style-name="T15">shmdt(variables);</text:span></text:p>
      <text:p text:style-name="P2"/>
      <text:p text:style-name="P2">        <text:span text:style-name="T29">//V(&amp;muttex)</text:span></text:p>
      <text:p text:style-name="P2">        <text:span text:style-name="T15">op.sem_num=0;op.sem_op=1;op.sem_flg=0;</text:span></text:p>
      <text:p text:style-name="P2">        <text:span text:style-name="T15">if((semop(semid,&amp;op,1))==-1){</text:span></text:p>
      <text:p text:style-name="P2"><text:soft-page-break/>            <text:span text:style-name="T15">printf("Probleme sur semop\n");</text:span></text:p>
      <text:p text:style-name="P2">            <text:span text:style-name="T15">exit(1);</text:span></text:p>
      <text:p text:style-name="P2">        <text:span text:style-name="T15">}</text:span></text:p>
      <text:p text:style-name="P2">        <text:span text:style-name="T29">//autorisse SIGUSR1</text:span></text:p>
      <text:p text:style-name="P2">        <text:span text:style-name="T15">sigdelset(&amp;set,SIGUSR1);</text:span></text:p>
      <text:p text:style-name="P2">        <text:span text:style-name="T15">sigprocmask(SIG_SETMASK,&amp;set,NULL);</text:span></text:p>
      <text:p text:style-name="P2"/>
      <text:p text:style-name="P2">        <text:span text:style-name="T29">//On met en attente de maniere aleatoire</text:span></text:p>
      <text:p text:style-name="P2">        <text:span text:style-name="T15">usleep(((random()%100)+100)*1000);</text:span></text:p>
      <text:p text:style-name="P2">    <text:span text:style-name="T15">}</text:span></text:p>
      <text:p text:style-name="P2"><text:span text:style-name="T15">}</text:span></text:p>
      <text:p text:style-name="P2"><text:span text:style-name="T15"/></text:p>
      <text:p text:style-name="P10">int main(int argc, char* argv[]){</text:p>
      <text:p text:style-name="P2">    <text:span text:style-name="T15">if(argc&lt;2){</text:span></text:p>
      <text:p text:style-name="P2">        <text:span text:style-name="T15">printf("Veuillez entrez un nombre de rouleau\n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/text:p>
      <text:p text:style-name="P2">    <text:span text:style-name="T15">int pid;</text:span></text:p>
      <text:p text:style-name="P2">    <text:span text:style-name="T15">int N=atoi(argv[1]);</text:span></text:p>
      <text:p text:style-name="P2">    <text:span text:style-name="T15">int pidTab[N];</text:span></text:p>
      <text:p text:style-name="P2">    <text:span text:style-name="T15">int valRouleau[N];</text:span></text:p>
      <text:p text:style-name="P2"/>
      <text:p text:style-name="P2">    <text:span text:style-name="T15">key_t cle;</text:span></text:p>
      <text:p text:style-name="P2">    <text:span text:style-name="T15">ushort init_sem[1]={1};</text:span></text:p>
      <text:p text:style-name="P2">    <text:span text:style-name="T15">int semid;</text:span></text:p>
      <text:p text:style-name="P2">    <text:span text:style-name="T15">int shmid;</text:span></text:p>
      <text:p text:style-name="P2"/>
      <text:p text:style-name="P2">    <text:span text:style-name="T29">// creation d'une cle IPC</text:span></text:p>
      <text:p text:style-name="P2">    <text:span text:style-name="T15">if((cle=ftok(argv[0],'0'))==-1){</text:span></text:p>
      <text:p text:style-name="P2">        <text:span text:style-name="T15">printf("problem ftok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29">// demande un ensemble de semaphore (ici un seul mutex)</text:span></text:p>
      <text:p text:style-name="P2">    <text:span text:style-name="T15">if((semid=semget(cle,1,IPC_CREAT|IPC_EXCL|0666))==-1){</text:span></text:p>
      <text:p text:style-name="P2">        <text:span text:style-name="T15">printf("problem semget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initialise l'ensemble</text:span></text:p>
      <text:p text:style-name="P2">    <text:span text:style-name="T15">if(semctl(semid,1,SETALL,init_sem)==-1){</text:span></text:p>
      <text:p text:style-name="P2">        <text:span text:style-name="T15">printf("problem semctl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/text:p>
      <text:p text:style-name="P2">    <text:span text:style-name="T15">if((shmid=shmget(cle,4096,IPC_CREAT|0644))==-1){</text:span></text:p>
      <text:p text:style-name="P2">        <text:span text:style-name="T15">printf("problem shmget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15">int *variables;</text:span></text:p>
      <text:p text:style-name="P2"><text:soft-page-break/>    <text:span text:style-name="T15">if(*(variables=shmat(shmid,NULL,0))==-1){</text:span></text:p>
      <text:p text:style-name="P2">        <text:span text:style-name="T15">printf("problem shmat");</text:span></text:p>
      <text:p text:style-name="P2">        <text:span text:style-name="T15">exit(6);</text:span></text:p>
      <text:p text:style-name="P2">    <text:span text:style-name="T15">}</text:span></text:p>
      <text:p text:style-name="P2">    <text:span text:style-name="T15">for(int i=0;i&lt;N;i++){</text:span></text:p>
      <text:p text:style-name="P2">        <text:span text:style-name="T15">variables[i]=random()%10;</text:span></text:p>
      <text:p text:style-name="P2">    <text:span text:style-name="T15">}</text:span></text:p>
      <text:p text:style-name="P2">    <text:span text:style-name="T15">affichage(N,variables);</text:span></text:p>
      <text:p text:style-name="P2">    <text:span text:style-name="T15">printf("\n");</text:span></text:p>
      <text:p text:style-name="P2"/>
      <text:p text:style-name="P2">    <text:span text:style-name="T15">shmdt(variables);</text:span></text:p>
      <text:p text:style-name="P2"/>
      <text:p text:style-name="P2">    <text:span text:style-name="T29">//Init rouleau</text:span></text:p>
      <text:p text:style-name="P2">    <text:span text:style-name="T15">for(int i=0; i&lt;N;i++){</text:span></text:p>
      <text:p text:style-name="P2">        <text:span text:style-name="T15">if((pid=fork())==0){</text:span></text:p>
      <text:p text:style-name="P2">            <text:span text:style-name="T15">codefils(semid,shmid,N,i);</text:span></text:p>
      <text:p text:style-name="P2">        <text:span text:style-name="T15">}else{</text:span></text:p>
      <text:p text:style-name="P2">            <text:span text:style-name="T15">pidTab[i]=pid;</text:span></text:p>
      <text:p text:style-name="P2">        <text:span text:style-name="T15">}</text:span></text:p>
      <text:p text:style-name="P2">    <text:span text:style-name="T15">}</text:span></text:p>
      <text:p text:style-name="P2"/>
      <text:p text:style-name="P2">    <text:span text:style-name="T29">//Stop Rouleau pour getchar</text:span></text:p>
      <text:p text:style-name="P2">    <text:span text:style-name="T15">struct sembuf op;</text:span></text:p>
      <text:p text:style-name="P2">    <text:span text:style-name="T15">for(int i=0; i&lt;N;i++){</text:span></text:p>
      <text:p text:style-name="P2">        <text:span text:style-name="T15">getchar();</text:span></text:p>
      <text:p text:style-name="P2">        <text:span text:style-name="T29">//P(&amp;muttex)</text:span></text:p>
      <text:p text:style-name="P2">        <text:span text:style-name="T15">op.sem_num=0;op.sem_op=-1;op.sem_flg=0;</text:span></text:p>
      <text:p text:style-name="P2">        <text:span text:style-name="T15">if(semop(semid,&amp;op,1)==-1){</text:span></text:p>
      <text:p text:style-name="P2">            <text:span text:style-name="T15">printf("problem semop");</text:span></text:p>
      <text:p text:style-name="P2">            <text:span text:style-name="T15">exit(1);</text:span></text:p>
      <text:p text:style-name="P2">        <text:span text:style-name="T15">}</text:span></text:p>
      <text:p text:style-name="P2">        <text:span text:style-name="T15">kill(pidTab[i],SIGUSR1);</text:span></text:p>
      <text:p text:style-name="P2">        <text:span text:style-name="T29">//V(&amp;muttex)</text:span></text:p>
      <text:p text:style-name="P2">        <text:span text:style-name="T15">op.sem_num=0;op.sem_op=1;op.sem_flg=0;</text:span></text:p>
      <text:p text:style-name="P2">        <text:span text:style-name="T15">if(semop(semid,&amp;op,1)==-1){</text:span></text:p>
      <text:p text:style-name="P2">            <text:span text:style-name="T15">printf("problem semop");</text:span></text:p>
      <text:p text:style-name="P2">            <text:span text:style-name="T15">exit(1);</text:span></text:p>
      <text:p text:style-name="P2">        <text:span text:style-name="T15">}</text:span></text:p>
      <text:p text:style-name="P2">    <text:span text:style-name="T15">}</text:span></text:p>
      <text:p text:style-name="P2">    <text:span text:style-name="T15">gagne(shmid, N);</text:span></text:p>
      <text:p text:style-name="P2">    <text:span text:style-name="T29">//ipcrm</text:span></text:p>
      <text:p text:style-name="P2">    <text:span text:style-name="T15">if(semctl(semid,0,IPC_RMID,0)==-1){</text:span></text:p>
      <text:p text:style-name="P2">        <text:span text:style-name="T15">printf("problem semctl");</text:span></text:p>
      <text:p text:style-name="P2">        <text:span text:style-name="T15">exit(1);</text:span></text:p>
      <text:p text:style-name="P2">    <text:span text:style-name="T15">}</text:span></text:p>
      <text:p text:style-name="P10">}</text:p>
      <text:p text:style-name="P18">Machine à Sous ( en Java)</text:p>
      <text:p text:style-name="P24">Afficheur.java</text:p>
      <text:p text:style-name="P3"><text:span text:style-name="T16">import java.util.ArrayList;</text:span></text:p>
      <text:p text:style-name="P10">public class Afficheur{</text:p>
      <text:p text:style-name="P2"><text:soft-page-break/>    <text:span text:style-name="T15">private ArrayList&lt;Rouleau&gt; rouleaux;</text:span></text:p>
      <text:p text:style-name="P2">    <text:span text:style-name="T15">private Thread th;</text:span></text:p>
      <text:p text:style-name="P2">    <text:span text:style-name="T15">private Boolean active;</text:span></text:p>
      <text:p text:style-name="P2"/>
      <text:p text:style-name="P2">    <text:span text:style-name="T15">public Afficheur(ArrayList&lt;Rouleau&gt; list){</text:span></text:p>
      <text:p text:style-name="P2">        <text:span text:style-name="T15">this.rouleaux = list;</text:span></text:p>
      <text:p text:style-name="P2">        <text:span text:style-name="T15">this.active = true;</text:span></text:p>
      <text:p text:style-name="P2">        <text:span text:style-name="T15">this.th = new Thread( new Runnable(){</text:span></text:p>
      <text:p text:style-name="P2">            <text:span text:style-name="T15">public void run(){</text:span></text:p>
      <text:p text:style-name="P2">                <text:span text:style-name="T15">while(getActive()){</text:span></text:p>
      <text:p text:style-name="P2">                    <text:span text:style-name="T15">affichage();</text:span></text:p>
      <text:p text:style-name="P2">                    <text:span text:style-name="T15">try{</text:span></text:p>
      <text:p text:style-name="P2">                        <text:span text:style-name="T15">Thread.sleep(250);</text:span></text:p>
      <text:p text:style-name="P2">                    <text:span text:style-name="T15">}catch(Exception ex){</text:span></text:p>
      <text:p text:style-name="P2">                        <text:span text:style-name="T15">ex.printStackTrace();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<text:span text:style-name="T15">}</text:span></text:p>
      <text:p text:style-name="P2">        <text:span text:style-name="T15">});</text:span></text:p>
      <text:p text:style-name="P2">        <text:span text:style-name="T15">this.th.start();</text:span></text:p>
      <text:p text:style-name="P2">    <text:span text:style-name="T15">}</text:span></text:p>
      <text:p text:style-name="P2"><text:span text:style-name="T15"/></text:p>
      <text:p text:style-name="P2">    <text:span text:style-name="T15">public synchronized void affichage(){</text:span></text:p>
      <text:p text:style-name="P2">        <text:span text:style-name="T15">for(int i=0 ; i&lt;this.rouleaux.size(); i++){</text:span></text:p>
      <text:p text:style-name="P2">            <text:span text:style-name="T15">System.out.print(this.rouleaux.get(i).getNumber() + " ");</text:span></text:p>
      <text:p text:style-name="P2">        <text:span text:style-name="T15">}</text:span></text:p>
      <text:p text:style-name="P2">        <text:span text:style-name="T15">System.out.print("\n");</text:span></text:p>
      <text:p text:style-name="P2">    <text:span text:style-name="T15">} </text:span></text:p>
      <text:p text:style-name="P2">    <text:span text:style-name="T15">public synchronized Boolean getActive(){</text:span></text:p>
      <text:p text:style-name="P2">        <text:span text:style-name="T15">return this.active;</text:span></text:p>
      <text:p text:style-name="P2">    <text:span text:style-name="T15">}</text:span></text:p>
      <text:p text:style-name="P2">    <text:span text:style-name="T15">public synchronized void stop(){</text:span></text:p>
      <text:p text:style-name="P2">        <text:span text:style-name="T15">this.active = false;</text:span></text:p>
      <text:p text:style-name="P2">    <text:span text:style-name="T15">}</text:span></text:p>
      <text:p text:style-name="P10">}</text:p>
      <text:p text:style-name="P5"/>
      <text:p text:style-name="P24">Rouleau.java</text:p>
      <text:p text:style-name="P3"><text:span text:style-name="T16">import java.util.Random;</text:span></text:p>
      <text:p text:style-name="P10">public class Rouleau{</text:p>
      <text:p text:style-name="P2">    <text:span text:style-name="T15">private int number;</text:span></text:p>
      <text:p text:style-name="P2">    <text:span text:style-name="T15">private Thread th;</text:span></text:p>
      <text:p text:style-name="P2">    <text:span text:style-name="T15">private boolean active;</text:span></text:p>
      <text:p text:style-name="P2">    <text:span text:style-name="T15">private Random rand;</text:span></text:p>
      <text:p text:style-name="P2">    <text:span text:style-name="T15">public Rouleau(int numeroRouleau, int numDepart){</text:span></text:p>
      <text:p text:style-name="P2">        <text:span text:style-name="T15">rand = new Random();</text:span></text:p>
      <text:p text:style-name="P2">        <text:span text:style-name="T15">this.setNumber(numDepart);</text:span></text:p>
      <text:p text:style-name="P2">        <text:span text:style-name="T15">this.active = true;</text:span></text:p>
      <text:p text:style-name="P2">        <text:span text:style-name="T15">this.th = new Thread( new Runnable(){</text:span></text:p>
      <text:p text:style-name="P2">            <text:span text:style-name="T15">public void run(){</text:span></text:p>
      <text:p text:style-name="P2">                <text:span text:style-name="T15">while(getActive()){</text:span></text:p>
      <text:p text:style-name="P2">                    <text:span text:style-name="T15">changeNumber();</text:span></text:p>
      <text:p text:style-name="P2"><text:soft-page-break/>                    <text:span text:style-name="T15">int aleatoire = (rand.nextInt(400));</text:span></text:p>
      <text:p text:style-name="P2">                    <text:span text:style-name="T15">try{</text:span></text:p>
      <text:p text:style-name="P2">                        <text:span text:style-name="T15">Thread.sleep(100 + aleatoire);</text:span></text:p>
      <text:p text:style-name="P2">                    <text:span text:style-name="T15">}catch(Exception ex){</text:span></text:p>
      <text:p text:style-name="P2">                        <text:span text:style-name="T15">ex.printStackTrace();</text:span></text:p>
      <text:p text:style-name="P2">                    <text:span text:style-name="T15">}</text:span></text:p>
      <text:p text:style-name="P2">                <text:span text:style-name="T15">}</text:span></text:p>
      <text:p text:style-name="P2">            <text:span text:style-name="T15">}</text:span></text:p>
      <text:p text:style-name="P2">        <text:span text:style-name="T15">});</text:span></text:p>
      <text:p text:style-name="P2">        <text:span text:style-name="T15">this.th.start();</text:span></text:p>
      <text:p text:style-name="P2">    <text:span text:style-name="T15">}</text:span></text:p>
      <text:p text:style-name="P2"/>
      <text:p text:style-name="P2">    <text:span text:style-name="T15">public synchronized void changeNumber(){</text:span></text:p>
      <text:p text:style-name="P2">        <text:span text:style-name="T15">this.number = (this.getNumber()+1)%10;</text:span></text:p>
      <text:p text:style-name="P2">    <text:span text:style-name="T15">} </text:span></text:p>
      <text:p text:style-name="P2">    <text:span text:style-name="T15">public synchronized Boolean getActive(){</text:span></text:p>
      <text:p text:style-name="P2">        <text:span text:style-name="T15">return this.active;</text:span></text:p>
      <text:p text:style-name="P2">    <text:span text:style-name="T15">}</text:span></text:p>
      <text:p text:style-name="P2">    <text:span text:style-name="T15">public synchronized void stop(){</text:span></text:p>
      <text:p text:style-name="P2">        <text:span text:style-name="T15">this.active = false;</text:span></text:p>
      <text:p text:style-name="P2">    <text:span text:style-name="T15">}</text:span></text:p>
      <text:p text:style-name="P2">    <text:span text:style-name="T15">public int getNumber(){</text:span></text:p>
      <text:p text:style-name="P2">        <text:span text:style-name="T15">return this.number;</text:span></text:p>
      <text:p text:style-name="P2">    <text:span text:style-name="T15">}</text:span></text:p>
      <text:p text:style-name="P2">    <text:span text:style-name="T15">public void setNumber(int num){</text:span></text:p>
      <text:p text:style-name="P2">        <text:span text:style-name="T15">this.number = num;</text:span></text:p>
      <text:p text:style-name="P2">    <text:span text:style-name="T15">}</text:span></text:p>
      <text:p text:style-name="P2">    <text:span text:style-name="T15">public Thread getThread(){</text:span></text:p>
      <text:p text:style-name="P2">        <text:span text:style-name="T15">return this.th;</text:span></text:p>
      <text:p text:style-name="P2">    <text:span text:style-name="T15">}</text:span></text:p>
      <text:p text:style-name="P10">}</text:p>
      <text:p text:style-name="P5"/>
      <text:p text:style-name="P24">Lanceur.java</text:p>
      <text:p text:style-name="P13">import java.util.ArrayList;</text:p>
      <text:p text:style-name="P2"><text:span text:style-name="T15">import java.util.Random;</text:span></text:p>
      <text:p text:style-name="P10">public class BanditManchot{</text:p>
      <text:p text:style-name="P2">    </text:p>
      <text:p text:style-name="P2">    <text:span text:style-name="T15">public static void main(String[] args){</text:span></text:p>
      <text:p text:style-name="P2">        <text:span text:style-name="T15">ArrayList&lt;Rouleau&gt; rouleaux = new ArrayList&lt;Rouleau&gt;();</text:span></text:p>
      <text:p text:style-name="P2">        <text:span text:style-name="T15">int N = 5;</text:span></text:p>
      <text:p text:style-name="P2">        <text:span text:style-name="T15">Random rand = new Random();</text:span></text:p>
      <text:p text:style-name="P2">        <text:span text:style-name="T15">for(int i=0; i&lt;N; i++){</text:span></text:p>
      <text:p text:style-name="P2">            <text:span text:style-name="T15">int numDepart = rand.nextInt(9 + 1);</text:span></text:p>
      <text:p text:style-name="P2">            <text:span text:style-name="T15">rouleaux.add(new Rouleau(i,numDepart));</text:span></text:p>
      <text:p text:style-name="P2">        <text:span text:style-name="T15">}</text:span></text:p>
      <text:p text:style-name="P2">        <text:span text:style-name="T15">Afficheur affiche = new Afficheur(rouleaux);</text:span></text:p>
      <text:p text:style-name="P2"/>
      <text:p text:style-name="P2">        <text:span text:style-name="T15">try{</text:span></text:p>
      <text:p text:style-name="P2">            <text:span text:style-name="T15">System.in.read();</text:span></text:p>
      <text:p text:style-name="P2">        <text:span text:style-name="T15">}catch(Exception ex){</text:span></text:p>
      <text:p text:style-name="P2">            <text:span text:style-name="T15">ex.printStackTrace();</text:span></text:p>
      <text:p text:style-name="P2"><text:soft-page-break/>        <text:span text:style-name="T15">}</text:span></text:p>
      <text:p text:style-name="P2"/>
      <text:p text:style-name="P2">        <text:span text:style-name="T15">for(int i=0; i&lt;N; i++){</text:span></text:p>
      <text:p text:style-name="P2">            <text:span text:style-name="T15">rouleaux.get(i).stop();</text:span></text:p>
      <text:p text:style-name="P2">            <text:span text:style-name="T15">try{</text:span></text:p>
      <text:p text:style-name="P2">                <text:span text:style-name="T15">Thread.sleep(1000);</text:span></text:p>
      <text:p text:style-name="P2">            <text:span text:style-name="T15">}catch(Exception ex){</text:span></text:p>
      <text:p text:style-name="P2">                <text:span text:style-name="T15">ex.printStackTrace();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    <text:span text:style-name="T15">affiche.stop();</text:span></text:p>
      <text:p text:style-name="P2"/>
      <text:p text:style-name="P2">        <text:span text:style-name="T15">int num = rouleaux.get(0).getNumber();</text:span></text:p>
      <text:p text:style-name="P2">        <text:span text:style-name="T15">String result = new String("Vous avez gagne");</text:span></text:p>
      <text:p text:style-name="P2">        <text:span text:style-name="T15">for(int i=1; i&lt;N; i++){</text:span></text:p>
      <text:p text:style-name="P2">            <text:span text:style-name="T15">if(num != rouleaux.get(i).getNumber()){</text:span></text:p>
      <text:p text:style-name="P2">                <text:span text:style-name="T15">result = new String("Desole vous avez perdu\nRententez votre chance une prochaine fois");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    <text:span text:style-name="T15">System.out.println(result);</text:span></text:p>
      <text:p text:style-name="P2">    <text:span text:style-name="T15">}</text:span></text:p>
      <text:p text:style-name="P2"><text:span text:style-name="T15">}</text:span></text:p>
      <text:p text:style-name="P17"><text:span text:style-name="T31">Jeu Star Wars :</text:span></text:p>
      <text:p text:style-name="P10">#include &lt;stdio.h&gt;</text:p>
      <text:p text:style-name="P10">#include &lt;stdlib.h&gt;</text:p>
      <text:p text:style-name="P2"><text:span text:style-name="T15">#include &lt;time.h&gt;</text:span></text:p>
      <text:p text:style-name="P10">#include &lt;curses.h&gt;</text:p>
      <text:p text:style-name="P2"><text:span text:style-name="T15">#include &lt;unistd.h&gt;</text:span></text:p>
      <text:p text:style-name="P10">#include &lt;pthread.h&gt;</text:p>
      <text:p text:style-name="P10">#include &lt;semaphore.h&gt;</text:p>
      <text:p text:style-name="P2"/>
      <text:p text:style-name="P8">// semaphores</text:p>
      <text:p text:style-name="P10">pthread_mutex_t mutex =PTHREAD_MUTEX_INITIALIZER;</text:p>
      <text:p text:style-name="P10">int xJedi=0,yJedi=0;</text:p>
      <text:p text:style-name="P10">int xRobot=0, yRobot=0;</text:p>
      <text:p text:style-name="P10">int nbJediScore = 0;</text:p>
      <text:p text:style-name="P2"/>
      <text:p text:style-name="P10">void robot(){</text:p>
      <text:p text:style-name="P2">    <text:span text:style-name="T15">srand(time(NULL));</text:span></text:p>
      <text:p text:style-name="P2">    <text:span text:style-name="T15">xRobot  = rand() % COLS;</text:span></text:p>
      <text:p text:style-name="P2">    <text:span text:style-name="T15">yRobot  = rand() % LINES;</text:span></text:p>
      <text:p text:style-name="P2"/>
      <text:p text:style-name="P2">    <text:span text:style-name="T15">int dx=rand() % 2;</text:span></text:p>
      <text:p text:style-name="P2">    <text:span text:style-name="T15">if (dx ==0) dx=-1;</text:span></text:p>
      <text:p text:style-name="P2">    <text:span text:style-name="T15">int dy=rand() % 2;</text:span></text:p>
      <text:p text:style-name="P2">    <text:span text:style-name="T15">if (dy ==0) dy=-1;</text:span></text:p>
      <text:p text:style-name="P2"/>
      <text:p text:style-name="P2">    <text:span text:style-name="T15">while(true){</text:span></text:p>
      <text:p text:style-name="P2">        <text:span text:style-name="T15">int toClone =0;</text:span></text:p>
      <text:p text:style-name="P2">        <text:span text:style-name="T15">if(xRobot==0 || xRobot == COLS-1){</text:span></text:p>
      <text:p text:style-name="P2"><text:soft-page-break/>            <text:span text:style-name="T15">dx = -dx;</text:span></text:p>
      <text:p text:style-name="P2">            <text:span text:style-name="T15">toClone = 1;</text:span></text:p>
      <text:p text:style-name="P2">        <text:span text:style-name="T15">}</text:span></text:p>
      <text:p text:style-name="P2">        <text:span text:style-name="T15">if(yRobot==0 || yRobot == LINES-1){</text:span></text:p>
      <text:p text:style-name="P2">            <text:span text:style-name="T15">dy = -dy;</text:span></text:p>
      <text:p text:style-name="P2">            <text:span text:style-name="T15">toClone = 1;</text:span></text:p>
      <text:p text:style-name="P2">        <text:span text:style-name="T15">}</text:span></text:p>
      <text:p text:style-name="P2">        <text:span text:style-name="T15">pthread_mutex_lock(&amp;mutex);</text:span></text:p>
      <text:p text:style-name="P2">        <text:span text:style-name="T15">mvaddch(yRobot,xRobot,' ');</text:span></text:p>
      <text:p text:style-name="P2">        <text:span text:style-name="T15">xRobot+=dx;</text:span></text:p>
      <text:p text:style-name="P2">        <text:span text:style-name="T15">yRobot+=dy;</text:span></text:p>
      <text:p text:style-name="P2">        <text:span text:style-name="T15">mvaddch(yRobot,xRobot,'R');</text:span></text:p>
      <text:p text:style-name="P2">        <text:span text:style-name="T15">refresh();</text:span></text:p>
      <text:p text:style-name="P2">        <text:span text:style-name="T15">pthread_mutex_unlock(&amp;mutex);</text:span></text:p>
      <text:p text:style-name="P2">        <text:span text:style-name="T15">usleep(250000);</text:span></text:p>
      <text:p text:style-name="P2">    <text:span text:style-name="T15">}</text:span></text:p>
      <text:p text:style-name="P10">}</text:p>
      <text:p text:style-name="P2"/>
      <text:p text:style-name="P10">void jedi(){</text:p>
      <text:p text:style-name="P2">    <text:span text:style-name="T15">srand(time(NULL));</text:span></text:p>
      <text:p text:style-name="P2">    <text:span text:style-name="T15">xJedi  = rand() % COLS ;</text:span></text:p>
      <text:p text:style-name="P2">    <text:span text:style-name="T15">yJedi  = rand() % LINES ;</text:span></text:p>
      <text:p text:style-name="P2">    <text:span text:style-name="T15">int dx=0,dy=0;</text:span></text:p>
      <text:p text:style-name="P2">    <text:span text:style-name="T15">noecho();</text:span></text:p>
      <text:p text:style-name="P2">    <text:span text:style-name="T15">char c = getch();</text:span></text:p>
      <text:p text:style-name="P2">    <text:span text:style-name="T15">echo();</text:span></text:p>
      <text:p text:style-name="P2">    <text:span text:style-name="T15">while(c=='z' || c =='q' || c=='s' || c=='d' || c=='r'){</text:span></text:p>
      <text:p text:style-name="P2">        <text:span text:style-name="T15">if(c=='r'){</text:span></text:p>
      <text:p text:style-name="P2">            <text:span text:style-name="T15">pthread_t th;</text:span></text:p>
      <text:p text:style-name="P2">            <text:span text:style-name="T15">pthread_create(&amp;th, NULL, robot, (int *) (0,0));</text:span></text:p>
      <text:p text:style-name="P2">        <text:span text:style-name="T15">}else{</text:span></text:p>
      <text:p text:style-name="P2">            <text:span text:style-name="T15">if(c=='s'){</text:span></text:p>
      <text:p text:style-name="P2">                <text:span text:style-name="T15">dx=0;</text:span></text:p>
      <text:p text:style-name="P2">                <text:span text:style-name="T15">dy=1;</text:span></text:p>
      <text:p text:style-name="P2">            <text:span text:style-name="T15">}else if(c=='q'){</text:span></text:p>
      <text:p text:style-name="P2">                <text:span text:style-name="T15">dx=-1;</text:span></text:p>
      <text:p text:style-name="P2">                <text:span text:style-name="T15">dy=0;</text:span></text:p>
      <text:p text:style-name="P2">            <text:span text:style-name="T15">}else if(c=='z'){</text:span></text:p>
      <text:p text:style-name="P2">                <text:span text:style-name="T15">dx=0;</text:span></text:p>
      <text:p text:style-name="P2">                <text:span text:style-name="T15">dy=-1;</text:span></text:p>
      <text:p text:style-name="P2">            <text:span text:style-name="T15">}else {</text:span></text:p>
      <text:p text:style-name="P2">                <text:span text:style-name="T15">dx=1;</text:span></text:p>
      <text:p text:style-name="P2">                <text:span text:style-name="T15">dy=0;</text:span></text:p>
      <text:p text:style-name="P2">            <text:span text:style-name="T15">}</text:span></text:p>
      <text:p text:style-name="P2">            <text:span text:style-name="T15">if((xJedi==0 &amp;&amp; dx &lt;0)  || (xJedi== COLS-1 &amp;&amp; dx &gt; 0)){</text:span></text:p>
      <text:p text:style-name="P2">                <text:span text:style-name="T15">dx = 0;</text:span></text:p>
      <text:p text:style-name="P2">            <text:span text:style-name="T15">}</text:span></text:p>
      <text:p text:style-name="P2">            <text:span text:style-name="T15">if((yJedi==0 &amp;&amp; dy &lt;0)  || (yJedi== LINES-1 &amp;&amp; dy&gt; 0)){</text:span></text:p>
      <text:p text:style-name="P2">                <text:span text:style-name="T15">dy = 0;</text:span></text:p>
      <text:p text:style-name="P2">            <text:span text:style-name="T15">}</text:span></text:p>
      <text:p text:style-name="P2">            <text:span text:style-name="T15">pthread_mutex_lock(&amp;mutex);</text:span></text:p>
      <text:p text:style-name="P2"><text:soft-page-break/>            <text:span text:style-name="T15">mvaddch(yJedi,xJedi,' ');</text:span></text:p>
      <text:p text:style-name="P2">            <text:span text:style-name="T15">xJedi+=dx;</text:span></text:p>
      <text:p text:style-name="P2">            <text:span text:style-name="T15">yJedi+=dy;</text:span></text:p>
      <text:p text:style-name="P2">            <text:span text:style-name="T15">mvaddch(yJedi,xJedi,'O');</text:span></text:p>
      <text:p text:style-name="P2">            <text:span text:style-name="T15">refresh();</text:span></text:p>
      <text:p text:style-name="P2">            <text:span text:style-name="T15">pthread_mutex_unlock(&amp;mutex);</text:span></text:p>
      <text:p text:style-name="P2">        <text:span text:style-name="T15">}</text:span></text:p>
      <text:p text:style-name="P2">        <text:span text:style-name="T15">noecho();</text:span></text:p>
      <text:p text:style-name="P2">        <text:span text:style-name="T15">c = getch();</text:span></text:p>
      <text:p text:style-name="P2">        <text:span text:style-name="T15">echo();</text:span></text:p>
      <text:p text:style-name="P2">    <text:span text:style-name="T15">}</text:span></text:p>
      <text:p text:style-name="P10">}</text:p>
      <text:p text:style-name="P2"/>
      <text:p text:style-name="P10">void etoile(int x, int y){</text:p>
      <text:p text:style-name="P2">    <text:span text:style-name="T15">srand(time(NULL));</text:span></text:p>
      <text:p text:style-name="P2">    <text:span text:style-name="T15">if(x==0)</text:span></text:p>
      <text:p text:style-name="P2">        <text:span text:style-name="T15">x  = rand() % COLS;</text:span></text:p>
      <text:p text:style-name="P2">    <text:span text:style-name="T15">if(y==0)</text:span></text:p>
      <text:p text:style-name="P2">        <text:span text:style-name="T15">y  = rand() % LINES;</text:span></text:p>
      <text:p text:style-name="P2"/>
      <text:p text:style-name="P2">    <text:span text:style-name="T15">int dx=rand() % 2;</text:span></text:p>
      <text:p text:style-name="P2">    <text:span text:style-name="T15">if (dx ==0) dx=-1;</text:span></text:p>
      <text:p text:style-name="P2">    <text:span text:style-name="T15">int dy=rand() % 2;</text:span></text:p>
      <text:p text:style-name="P2">    <text:span text:style-name="T15">if (dy ==0) dy=-1;</text:span></text:p>
      <text:p text:style-name="P2"/>
      <text:p text:style-name="P2">    <text:span text:style-name="T15">while(true){</text:span></text:p>
      <text:p text:style-name="P2">        <text:span text:style-name="T15">int toClone =0;</text:span></text:p>
      <text:p text:style-name="P2">        <text:span text:style-name="T15">if(x==0 || x == COLS-1){</text:span></text:p>
      <text:p text:style-name="P2">            <text:span text:style-name="T15">dx = -dx;</text:span></text:p>
      <text:p text:style-name="P2">            <text:span text:style-name="T15">toClone = 1;</text:span></text:p>
      <text:p text:style-name="P2">        <text:span text:style-name="T15">}</text:span></text:p>
      <text:p text:style-name="P2">        <text:span text:style-name="T15">if(y==0 || y == LINES-1){</text:span></text:p>
      <text:p text:style-name="P2">            <text:span text:style-name="T15">dy = -dy;</text:span></text:p>
      <text:p text:style-name="P2">            <text:span text:style-name="T15">toClone = 1;</text:span></text:p>
      <text:p text:style-name="P2">        <text:span text:style-name="T15">}</text:span></text:p>
      <text:p text:style-name="P2">        <text:span text:style-name="T15">if(toClone==1){</text:span></text:p>
      <text:p text:style-name="P2">            <text:span text:style-name="T15">pthread_t th;</text:span></text:p>
      <text:p text:style-name="P2">            <text:span text:style-name="T15">pthread_create(&amp;th, NULL, etoile, (int *) (0,0));</text:span></text:p>
      <text:p text:style-name="P2">        <text:span text:style-name="T15">}</text:span></text:p>
      <text:p text:style-name="P2">        <text:span text:style-name="T15">pthread_mutex_lock(&amp;mutex);</text:span></text:p>
      <text:p text:style-name="P2">        <text:span text:style-name="T15">mvaddch(y,x,' ');</text:span></text:p>
      <text:p text:style-name="P2">        <text:span text:style-name="T15">x+=dx;</text:span></text:p>
      <text:p text:style-name="P2">        <text:span text:style-name="T15">y+=dy;</text:span></text:p>
      <text:p text:style-name="P2">        <text:span text:style-name="T15">if(x==xJedi &amp;&amp; y==yJedi){</text:span></text:p>
      <text:p text:style-name="P2">            <text:span text:style-name="T15">nbJediScore++;</text:span></text:p>
      <text:p text:style-name="P2">            <text:span text:style-name="T15">pthread_mutex_unlock(&amp;mutex);</text:span></text:p>
      <text:p text:style-name="P2">            <text:span text:style-name="T15">pthread_exit(0);</text:span></text:p>
      <text:p text:style-name="P2">        <text:span text:style-name="T15">}else if (x==xRobot &amp;&amp; y==yRobot){</text:span></text:p>
      <text:p text:style-name="P2">            <text:span text:style-name="T15">pthread_mutex_unlock(&amp;mutex);</text:span></text:p>
      <text:p text:style-name="P2">            <text:span text:style-name="T15">pthread_exit(0);</text:span></text:p>
      <text:p text:style-name="P2">        <text:span text:style-name="T15">}else {</text:span></text:p>
      <text:p text:style-name="P2"><text:soft-page-break/>            <text:span text:style-name="T15">mvaddch(y,x,'*');</text:span></text:p>
      <text:p text:style-name="P2">            <text:span text:style-name="T15">refresh();</text:span></text:p>
      <text:p text:style-name="P2">            <text:span text:style-name="T15">pthread_mutex_unlock(&amp;mutex);</text:span></text:p>
      <text:p text:style-name="P2">            <text:span text:style-name="T15">usleep(250000);</text:span></text:p>
      <text:p text:style-name="P2">        <text:span text:style-name="T15">}</text:span></text:p>
      <text:p text:style-name="P2">    <text:span text:style-name="T15">}</text:span></text:p>
      <text:p text:style-name="P10">}</text:p>
      <text:p text:style-name="P2"/>
      <text:p text:style-name="P8">// programme principal</text:p>
      <text:p text:style-name="P2"><text:span text:style-name="T15">int main(void){</text:span></text:p>
      <text:p text:style-name="P2">    <text:span text:style-name="T15">initscr();</text:span></text:p>
      <text:p text:style-name="P2">    <text:span text:style-name="T15">clear();</text:span></text:p>
      <text:p text:style-name="P2">    <text:span text:style-name="T15">pthread_t th1,th2,jed;</text:span></text:p>
      <text:p text:style-name="P2">    <text:span text:style-name="T15">pthread_create(&amp;th1, NULL, etoile, (int *) (0,0));</text:span></text:p>
      <text:p text:style-name="P2">    <text:span text:style-name="T15">pthread_create(&amp;th2, NULL, etoile, (int *) (10,10));</text:span></text:p>
      <text:p text:style-name="P2">    <text:span text:style-name="T15">pthread_create(&amp;jed, NULL, jedi, (void *) NULL);</text:span></text:p>
      <text:p text:style-name="P2">    <text:span text:style-name="T15">pthread_join(th1, NULL);</text:span></text:p>
      <text:p text:style-name="P2">    <text:span text:style-name="T15">pthread_join(th2, NULL);</text:span></text:p>
      <text:p text:style-name="P2">    <text:span text:style-name="T15">pthread_join(jed, NULL);</text:span></text:p>
      <text:p text:style-name="P2">    <text:span text:style-name="T15">endwin();</text:span></text:p>
      <text:p text:style-name="P2"><text:span text:style-name="T15">}</text:span></text:p>
      <text:p text:style-name="P8">// Compilation et edition des liens</text:p>
      <text:p text:style-name="P8">// gcc jeuStarWarModel.c   -lcurses -ltermcap</text:p>
      <text:p text:style-name="P4"/>
      <text:p text:style-name="P22">Client / Serveur ( en C)</text:p>
      <text:p text:style-name="P27">Client.c</text:p>
      <text:p text:style-name="P14">#include &lt;time.h&gt;</text:p>
      <text:p text:style-name="P10">#include &lt;fcntl.h&gt;</text:p>
      <text:p text:style-name="P10">#include &lt;unistd.h&gt;</text:p>
      <text:p text:style-name="P10">#include &lt;sys/types.h&gt;</text:p>
      <text:p text:style-name="P10">#include &lt;sys/stat.h&gt;</text:p>
      <text:p text:style-name="P10">#include &lt;stdlib.h&gt;</text:p>
      <text:p text:style-name="P10">#include &lt;string.h&gt;</text:p>
      <text:p text:style-name="P10">#include &lt;stdio.h&gt;</text:p>
      <text:p text:style-name="P2"/>
      <text:p text:style-name="P10">#define MAX 128</text:p>
      <text:p text:style-name="P10">#define FIFO_FILE "tubeCommun"</text:p>
      <text:p text:style-name="P2"/>
      <text:p text:style-name="P10">char date[MAX];</text:p>
      <text:p text:style-name="P10">char tube[MAX];</text:p>
      <text:p text:style-name="P2"/>
      <text:p text:style-name="P10">void getDate(char *date){</text:p>
      <text:p text:style-name="P2">    <text:span text:style-name="T15">int f2;</text:span></text:p>
      <text:p text:style-name="P2">    <text:span text:style-name="T15">if((f2 = open(tube, O_RDONLY)) &lt; 0){</text:span></text:p>
      <text:p text:style-name="P2">        <text:span text:style-name="T15">printf("Erreur ouverture tube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read(f2,date,MAX);</text:span></text:p>
      <text:p text:style-name="P2">    <text:span text:style-name="T15">close(f2);</text:span></text:p>
      <text:p text:style-name="P10">}</text:p>
      <text:p text:style-name="P2"/>
      <text:p text:style-name="P10"><text:soft-page-break/>int main(int argc, char * argv[]){</text:p>
      <text:p text:style-name="P2">    <text:span text:style-name="T15">int f1;</text:span></text:p>
      <text:p text:style-name="P2">    <text:span text:style-name="T15">char buf[MAX];</text:span></text:p>
      <text:p text:style-name="P2">    <text:span text:style-name="T15">int pid = getpid();</text:span></text:p>
      <text:p text:style-name="P2">    <text:span text:style-name="T15">sprintf(tube, "/tmp/tube_%d",pid);</text:span></text:p>
      <text:p text:style-name="P2">    <text:span text:style-name="T15">umask(0);</text:span></text:p>
      <text:p text:style-name="P2">    <text:span text:style-name="T15">mknod(tube, S_IFIFO|0666, 0);</text:span></text:p>
      <text:p text:style-name="P2">    <text:span text:style-name="T15">if(( f1 = open(FIFO_FILE, O_WRONLY)) &lt; 0){</text:span></text:p>
      <text:p text:style-name="P2">        <text:span text:style-name="T15">printf("Erreur ouverture tube serveur commun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write(f1,&amp;pid,sizeof(int));</text:span></text:p>
      <text:p text:style-name="P2">    <text:span text:style-name="T15">close(f1);</text:span></text:p>
      <text:p text:style-name="P2">    <text:span text:style-name="T15">getDate(date);</text:span></text:p>
      <text:p text:style-name="P2">    <text:span text:style-name="T15">printf("%s\n", date);</text:span></text:p>
      <text:p text:style-name="P2">    <text:span text:style-name="T15">remove(tube);</text:span></text:p>
      <text:p text:style-name="P10">}</text:p>
      <text:p text:style-name="P7"/>
      <text:p text:style-name="P27">Serveur.c</text:p>
      <text:p text:style-name="P14">#include &lt;time.h&gt;</text:p>
      <text:p text:style-name="P10">#include &lt;fcntl.h&gt;</text:p>
      <text:p text:style-name="P10">#include &lt;unistd.h&gt;</text:p>
      <text:p text:style-name="P10">#include &lt;sys/types.h&gt;</text:p>
      <text:p text:style-name="P10">#include &lt;sys/stat.h&gt;</text:p>
      <text:p text:style-name="P10">#include &lt;stdlib.h&gt;</text:p>
      <text:p text:style-name="P10">#include &lt;string.h&gt;</text:p>
      <text:p text:style-name="P10">#include &lt;stdio.h&gt;</text:p>
      <text:p text:style-name="P2"/>
      <text:p text:style-name="P10">#define MAX 512</text:p>
      <text:p text:style-name="P10">#define FIFO_FILE "tubeCommun"</text:p>
      <text:p text:style-name="P2"/>
      <text:p text:style-name="P10">char tube[MAX];</text:p>
      <text:p text:style-name="P2"/>
      <text:p text:style-name="P10">void repondre(char * tube){</text:p>
      <text:p text:style-name="P2">    <text:span text:style-name="T15">time_t tps= time(0);</text:span></text:p>
      <text:p text:style-name="P2">    <text:span text:style-name="T15">char date[128];</text:span></text:p>
      <text:p text:style-name="P2">    <text:span text:style-name="T15">int f;</text:span></text:p>
      <text:p text:style-name="P2">    <text:span text:style-name="T15">strcpy(date,ctime(&amp;tps));</text:span></text:p>
      <text:p text:style-name="P2">    <text:span text:style-name="T15">if((f = open(tube,O_WRONLY)) &gt;= 0){</text:span></text:p>
      <text:p text:style-name="P2">        <text:span text:style-name="T15">write(f,date,128);</text:span></text:p>
      <text:p text:style-name="P2">        <text:span text:style-name="T15">close(f);</text:span></text:p>
      <text:p text:style-name="P2">    <text:span text:style-name="T15">}</text:span></text:p>
      <text:p text:style-name="P10">}</text:p>
      <text:p text:style-name="P2"/>
      <text:p text:style-name="P2"><text:span text:style-name="T15">int main(int argc, char * argv[]){</text:span></text:p>
      <text:p text:style-name="P2">    <text:span text:style-name="T15">int f, pid;</text:span></text:p>
      <text:p text:style-name="P2">    <text:span text:style-name="T15">umask(0);</text:span></text:p>
      <text:p text:style-name="P2">    <text:span text:style-name="T15">mknod(FIFO_FILE, S_IFIFO|0666,0);</text:span></text:p>
      <text:p text:style-name="P2">    <text:span text:style-name="T15">while(1){</text:span></text:p>
      <text:p text:style-name="P2">        <text:span text:style-name="T15">printf("attente client\n");</text:span></text:p>
      <text:p text:style-name="P2">        <text:span text:style-name="T15">if((f = open(FIFO_FILE, O_RDONLY)) &gt;=0 ){</text:span></text:p>
      <text:p text:style-name="P2"><text:soft-page-break/>            <text:span text:style-name="T15">int client;</text:span></text:p>
      <text:p text:style-name="P2">            <text:span text:style-name="T15">printf("open\n");</text:span></text:p>
      <text:p text:style-name="P2">            <text:span text:style-name="T15">read(f, &amp;client, sizeof(int));</text:span></text:p>
      <text:p text:style-name="P2">            <text:span text:style-name="T15">sprintf(tube,"/tmp/tube_%d",client);</text:span></text:p>
      <text:p text:style-name="P2">            <text:span text:style-name="T15">printf("client  : %d\n",client);</text:span></text:p>
      <text:p text:style-name="P2">            <text:span text:style-name="T15">if((pid= fork()) == 0){</text:span></text:p>
      <text:p text:style-name="P2">                <text:span text:style-name="T15">repondre(tube);</text:span></text:p>
      <text:p text:style-name="P2">            <text:span text:style-name="T15">}</text:span></text:p>
      <text:p text:style-name="P2">        <text:span text:style-name="T15">}</text:span></text:p>
      <text:p text:style-name="P2">    <text:span text:style-name="T15">}</text:span></text:p>
      <text:p text:style-name="P10">}</text:p>
      <text:p text:style-name="P7"/>
      <text:p text:style-name="P23">Compression Majuscule 3 tubes (en C)</text:p>
      <text:p text:style-name="P27">init.c</text:p>
      <text:p text:style-name="P14">#include&lt;unistd.h&gt;</text:p>
      <text:p text:style-name="P10">#include&lt;sys/types.h&gt;</text:p>
      <text:p text:style-name="P10">#include&lt;sys/stat.h&gt;</text:p>
      <text:p text:style-name="P2"/>
      <text:p text:style-name="P10">int main (int argc,char **argv) {</text:p>
      <text:p text:style-name="P2">    <text:span text:style-name="T15">mode_t mode=S_IRUSR|S_IWUSR|S_IRGRP;</text:span></text:p>
      <text:p text:style-name="P2">    <text:span text:style-name="T29">// creation du tube Majucule</text:span></text:p>
      <text:p text:style-name="P2">    <text:span text:style-name="T15">if (mkfifo("tubeMajuscule",mode) == -1) {</text:span></text:p>
      <text:p text:style-name="P2">        <text:span text:style-name="T15">perror( "mkfifo");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29">// creation du tube Compression</text:span></text:p>
      <text:p text:style-name="P2">    <text:span text:style-name="T15">if (mkfifo("tubeCompress",mode) == -1) {</text:span></text:p>
      <text:p text:style-name="P2">        <text:span text:style-name="T15">perror( "mkfifo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/text:p>
      <text:p text:style-name="P2">    <text:span text:style-name="T29">// creation du tube Result</text:span></text:p>
      <text:p text:style-name="P2">    <text:span text:style-name="T15">if (mkfifo("tubeResult",mode) == -1) {</text:span></text:p>
      <text:p text:style-name="P2">        <text:span text:style-name="T15">perror( "mkfifo");</text:span></text:p>
      <text:p text:style-name="P2">        <text:span text:style-name="T15">exit(1);</text:span></text:p>
      <text:p text:style-name="P2">    <text:span text:style-name="T15">}</text:span></text:p>
      <text:p text:style-name="P2">    </text:p>
      <text:p text:style-name="P10">}</text:p>
      <text:p text:style-name="P7"/>
      <text:p text:style-name="P16">compression.c</text:p>
      <text:p text:style-name="P14">#include &lt;fcntl.h&gt;</text:p>
      <text:p text:style-name="P10">#include&lt;unistd.h&gt;</text:p>
      <text:p text:style-name="P10">#include&lt;sys/types.h&gt;</text:p>
      <text:p text:style-name="P10">#include&lt;sys/stat.h&gt;</text:p>
      <text:p text:style-name="P10">#include &lt;stdlib.h&gt;</text:p>
      <text:p text:style-name="P2"/>
      <text:p text:style-name="P10">int main(int argc, char **argv) {</text:p>
      <text:p text:style-name="P2">    <text:span text:style-name="T15">char c;</text:span></text:p>
      <text:p text:style-name="P2"/>
      <text:p text:style-name="P2">    <text:span text:style-name="T15">int tCompress;</text:span></text:p>
      <text:p text:style-name="P2"><text:soft-page-break/>    <text:span text:style-name="T15">if ((tCompress=open("tubeCompress",O_RDONLY))&lt; 0) {</text:span></text:p>
      <text:p text:style-name="P2">        <text:span text:style-name="T15">exit(1);</text:span></text:p>
      <text:p text:style-name="P2">    <text:span text:style-name="T15">}</text:span></text:p>
      <text:p text:style-name="P28"/>
      <text:p text:style-name="P2">    <text:span text:style-name="T15">int tMajuscule;</text:span></text:p>
      <text:p text:style-name="P2">    <text:span text:style-name="T15">if ((tMajuscule=open("tubeMajuscule",O_WRONLY))&lt; 0) {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15">int nb;</text:span></text:p>
      <text:p text:style-name="P2">    <text:span text:style-name="T29">// lit dans le tube</text:span></text:p>
      <text:p text:style-name="P2">    <text:span text:style-name="T15">while((nb=read(tCompress,&amp;c,1)) &gt;0){</text:span></text:p>
      <text:p text:style-name="P2">        <text:span text:style-name="T15">if(c != ' ')</text:span></text:p>
      <text:p text:style-name="P2">            <text:span text:style-name="T15">write(tMajuscule,&amp;c,1); </text:span><text:span text:style-name="T29">// sortie standard</text:span></text:p>
      <text:p text:style-name="P2">    <text:span text:style-name="T15">}</text:span></text:p>
      <text:p text:style-name="P2">    </text:p>
      <text:p text:style-name="P2">    <text:span text:style-name="T15">close(tCompress);</text:span></text:p>
      <text:p text:style-name="P2">    <text:span text:style-name="T15">close(tMajuscule);</text:span></text:p>
      <text:p text:style-name="P2">    <text:span text:style-name="T15">exit(0);</text:span></text:p>
      <text:p text:style-name="P10">}</text:p>
      <text:p text:style-name="P7"/>
      <text:p text:style-name="P27">majuscule.c</text:p>
      <text:p text:style-name="P14">#include &lt;fcntl.h&gt;</text:p>
      <text:p text:style-name="P10">#include&lt;unistd.h&gt;</text:p>
      <text:p text:style-name="P10">#include&lt;sys/types.h&gt;</text:p>
      <text:p text:style-name="P10">#include&lt;sys/stat.h&gt;</text:p>
      <text:p text:style-name="P10">#include &lt;stdlib.h&gt;</text:p>
      <text:p text:style-name="P2"/>
      <text:p text:style-name="P10">int main ( int argc , char **argv ) {</text:p>
      <text:p text:style-name="P2">    <text:span text:style-name="T15">char c;</text:span></text:p>
      <text:p text:style-name="P28"/>
      <text:p text:style-name="P2">    <text:span text:style-name="T15">int tMajuscule;</text:span></text:p>
      <text:p text:style-name="P2">    <text:span text:style-name="T15">if ((tMajuscule=open("tubeMajuscule",O_RDONLY))&lt; 0) {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15">int tResult;</text:span></text:p>
      <text:p text:style-name="P2">    <text:span text:style-name="T15">if ((tResult=open("tubeResult",O_WRONLY))&lt; 0) {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15">int nb;</text:span></text:p>
      <text:p text:style-name="P2">    <text:span text:style-name="T29">// lit dans le tube</text:span></text:p>
      <text:p text:style-name="P2">    <text:span text:style-name="T15">while((nb=read(tMajuscule,&amp;c,1)) &gt;0){</text:span></text:p>
      <text:p text:style-name="P2">        <text:span text:style-name="T15">c = toupper(c);</text:span></text:p>
      <text:p text:style-name="P2">        <text:span text:style-name="T15">write(tResult,&amp;c,1); </text:span><text:span text:style-name="T29">// sortie standard</text:span></text:p>
      <text:p text:style-name="P2">    <text:span text:style-name="T15">}</text:span></text:p>
      <text:p text:style-name="P2">    </text:p>
      <text:p text:style-name="P2">    <text:span text:style-name="T15">close(tMajuscule);</text:span></text:p>
      <text:p text:style-name="P2"><text:soft-page-break/>    <text:span text:style-name="T15">close(tResult);</text:span></text:p>
      <text:p text:style-name="P2">    <text:span text:style-name="T15">exit(0);</text:span></text:p>
      <text:p text:style-name="P10">}</text:p>
      <text:p text:style-name="P7"/>
      <text:p text:style-name="P27">result.c</text:p>
      <text:p text:style-name="P14">#include &lt;fcntl.h&gt;</text:p>
      <text:p text:style-name="P10">#include&lt;unistd.h&gt;</text:p>
      <text:p text:style-name="P10">#include&lt;sys/types.h&gt;</text:p>
      <text:p text:style-name="P10">#include&lt;sys/stat.h&gt;</text:p>
      <text:p text:style-name="P10">#include &lt;stdlib.h&gt;</text:p>
      <text:p text:style-name="P2"/>
      <text:p text:style-name="P10">int main ( int argc , char **argv ) {</text:p>
      <text:p text:style-name="P2">    <text:span text:style-name="T15">int nb,tResult,tCompress;</text:span></text:p>
      <text:p text:style-name="P2">    <text:span text:style-name="T15">char c;</text:span></text:p>
      <text:p text:style-name="P2">    <text:span text:style-name="T15">if ((tCompress=open("tubeCompress",O_WRONLY))&lt; 0) {</text:span></text:p>
      <text:p text:style-name="P2">        <text:span text:style-name="T15">exit(1);</text:span></text:p>
      <text:p text:style-name="P2">    <text:span text:style-name="T15">}</text:span></text:p>
      <text:p text:style-name="P2">    <text:span text:style-name="T15">if ((tResult=open("tubeResult",O_RDONLY))&lt; 0) {</text:span></text:p>
      <text:p text:style-name="P2">        <text:span text:style-name="T15">exit(1);</text:span></text:p>
      <text:p text:style-name="P2">    <text:span text:style-name="T15">}</text:span></text:p>
      <text:p text:style-name="P2"/>
      <text:p text:style-name="P2">    <text:span text:style-name="T15">while(nb &gt; 0){</text:span></text:p>
      <text:p text:style-name="P2">        <text:span text:style-name="T15">while((nb = read(0,&amp;c,1)) &gt;0){</text:span></text:p>
      <text:p text:style-name="P2">            <text:span text:style-name="T15">write(tCompress,&amp;c,1);</text:span></text:p>
      <text:p text:style-name="P2">        <text:span text:style-name="T15">}</text:span></text:p>
      <text:p text:style-name="P2">        <text:span text:style-name="T15">if(nb &gt; 0){</text:span></text:p>
      <text:p text:style-name="P2">            <text:span text:style-name="T15">while((nb = read(tResult,&amp;c,1)) &gt; 0)</text:span></text:p>
      <text:p text:style-name="P2">                <text:span text:style-name="T15">write(1,&amp;c,1);</text:span></text:p>
      <text:p text:style-name="P2">        <text:span text:style-name="T15">}</text:span></text:p>
      <text:p text:style-name="P2">    <text:span text:style-name="T15">}</text:span></text:p>
      <text:p text:style-name="P2">    <text:span text:style-name="T15">close(tCompress); </text:span></text:p>
      <text:p text:style-name="P2">    <text:span text:style-name="T15">close(tResult); </text:span></text:p>
      <text:p text:style-name="P10">}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0:17:03.550000000</meta:creation-date>
    <dc:date>2020-01-06T11:10:57.095000000</dc:date>
    <meta:editing-duration>PT36M25S</meta:editing-duration>
    <meta:editing-cycles>9</meta:editing-cycles>
    <meta:generator>LibreOffice/6.2.4.2$Windows_X86_64 LibreOffice_project/2412653d852ce75f65fbfa83fb7e7b669a126d64</meta:generator>
    <meta:print-date>2020-01-06T11:12:11.011000000</meta:print-date>
    <meta:document-statistic meta:table-count="0" meta:image-count="0" meta:object-count="0" meta:page-count="29" meta:paragraph-count="1294" meta:word-count="2921" meta:character-count="32902" meta:non-whitespace-character-count="23544"/>
  </office:meta>
</office:document-meta>
</file>